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de 3 de 9" svg:font-family="'Code 3 de 9'" style:font-pitch="variable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6.001cm" fo:margin-left="0.169cm" fo:margin-right="0.18cm" table:align="margins" style:may-break-between-rows="false"/>
    </style:style>
    <style:style style:name="Tabelle1.A" style:family="table-column">
      <style:table-column-properties style:column-width="1.905cm" style:rel-column-width="20804*"/>
    </style:style>
    <style:style style:name="Tabelle1.B" style:family="table-column">
      <style:table-column-properties style:column-width="1.395cm" style:rel-column-width="15237*"/>
    </style:style>
    <style:style style:name="Tabelle1.C" style:family="table-column">
      <style:table-column-properties style:column-width="2.701cm" style:rel-column-width="29494*"/>
    </style:style>
    <style:style style:name="Tabelle1.1" style:family="table-row">
      <style:table-row-properties style:row-height="1cm" style:keep-together="false" fo:keep-together="always"/>
    </style:style>
    <style:style style:name="Tabelle1.A1" style:family="table-cell">
      <style:table-cell-properties fo:background-color="transparent" fo:padding="0.097cm" fo:border="none">
        <style:background-image/>
      </style:table-cell-properties>
    </style:style>
    <style:style style:name="Tabelle1.C1" style:family="table-cell">
      <style:table-cell-properties fo:padding="0.097cm" fo:border="none"/>
    </style:style>
    <style:style style:name="Tabelle1.2" style:family="table-row">
      <style:table-row-properties style:row-height="0.499cm" style:keep-together="false" fo:keep-together="always"/>
    </style:style>
    <style:style style:name="Tabelle1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1.3" style:family="table-row">
      <style:table-row-properties style:row-height="0.4cm" style:keep-together="false" fo:keep-together="always"/>
    </style:style>
    <style:style style:name="Tabelle1.4" style:family="table-row">
      <style:table-row-properties style:keep-together="false" fo:keep-together="always"/>
    </style:style>
    <style:style style:name="Tabelle1.A4" style:family="table-cell">
      <style:table-cell-properties style:vertical-align="middle" fo:padding="0.097cm" fo:border="none"/>
    </style:style>
    <style:style style:name="Tabelle2" style:family="table">
      <style:table-properties style:width="6.001cm" fo:margin-left="0.169cm" fo:margin-right="0.18cm" table:align="margins" style:may-break-between-rows="false"/>
    </style:style>
    <style:style style:name="Tabelle2.A" style:family="table-column">
      <style:table-column-properties style:column-width="1.905cm" style:rel-column-width="20804*"/>
    </style:style>
    <style:style style:name="Tabelle2.B" style:family="table-column">
      <style:table-column-properties style:column-width="1.395cm" style:rel-column-width="15237*"/>
    </style:style>
    <style:style style:name="Tabelle2.C" style:family="table-column">
      <style:table-column-properties style:column-width="2.701cm" style:rel-column-width="29494*"/>
    </style:style>
    <style:style style:name="Tabelle2.1" style:family="table-row">
      <style:table-row-properties style:row-height="1cm" style:keep-together="false" fo:keep-together="always"/>
    </style:style>
    <style:style style:name="Tabelle2.A1" style:family="table-cell">
      <style:table-cell-properties fo:background-color="transparent" fo:padding="0.097cm" fo:border="none">
        <style:background-image/>
      </style:table-cell-properties>
    </style:style>
    <style:style style:name="Tabelle2.C1" style:family="table-cell">
      <style:table-cell-properties fo:padding="0.097cm" fo:border="none"/>
    </style:style>
    <style:style style:name="Tabelle2.2" style:family="table-row">
      <style:table-row-properties style:row-height="0.499cm" style:keep-together="false" fo:keep-together="always"/>
    </style:style>
    <style:style style:name="Tabelle2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2.3" style:family="table-row">
      <style:table-row-properties style:row-height="0.4cm" style:keep-together="false" fo:keep-together="always"/>
    </style:style>
    <style:style style:name="Tabelle2.4" style:family="table-row">
      <style:table-row-properties style:keep-together="false" fo:keep-together="always"/>
    </style:style>
    <style:style style:name="Tabelle2.A4" style:family="table-cell">
      <style:table-cell-properties style:vertical-align="middle" fo:padding="0.097cm" fo:border="none"/>
    </style:style>
    <style:style style:name="Tabelle3" style:family="table">
      <style:table-properties style:width="6.001cm" fo:margin-left="0.169cm" fo:margin-right="0.18cm" table:align="margins" style:may-break-between-rows="false"/>
    </style:style>
    <style:style style:name="Tabelle3.A" style:family="table-column">
      <style:table-column-properties style:column-width="1.905cm" style:rel-column-width="20804*"/>
    </style:style>
    <style:style style:name="Tabelle3.B" style:family="table-column">
      <style:table-column-properties style:column-width="1.395cm" style:rel-column-width="15237*"/>
    </style:style>
    <style:style style:name="Tabelle3.C" style:family="table-column">
      <style:table-column-properties style:column-width="2.701cm" style:rel-column-width="29494*"/>
    </style:style>
    <style:style style:name="Tabelle3.1" style:family="table-row">
      <style:table-row-properties style:row-height="1cm" style:keep-together="false" fo:keep-together="always"/>
    </style:style>
    <style:style style:name="Tabelle3.A1" style:family="table-cell">
      <style:table-cell-properties fo:background-color="transparent" fo:padding="0.097cm" fo:border="none">
        <style:background-image/>
      </style:table-cell-properties>
    </style:style>
    <style:style style:name="Tabelle3.C1" style:family="table-cell">
      <style:table-cell-properties fo:padding="0.097cm" fo:border="none"/>
    </style:style>
    <style:style style:name="Tabelle3.2" style:family="table-row">
      <style:table-row-properties style:row-height="0.499cm" style:keep-together="false" fo:keep-together="always"/>
    </style:style>
    <style:style style:name="Tabelle3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3.3" style:family="table-row">
      <style:table-row-properties style:row-height="0.4cm" style:keep-together="false" fo:keep-together="always"/>
    </style:style>
    <style:style style:name="Tabelle3.4" style:family="table-row">
      <style:table-row-properties style:keep-together="false" fo:keep-together="always"/>
    </style:style>
    <style:style style:name="Tabelle3.A4" style:family="table-cell">
      <style:table-cell-properties style:vertical-align="middle" fo:padding="0.097cm" fo:border="none"/>
    </style:style>
    <style:style style:name="Tabelle4" style:family="table">
      <style:table-properties style:width="6.001cm" fo:margin-left="0.169cm" fo:margin-right="0.18cm" table:align="margins" style:may-break-between-rows="false"/>
    </style:style>
    <style:style style:name="Tabelle4.A" style:family="table-column">
      <style:table-column-properties style:column-width="1.905cm" style:rel-column-width="20804*"/>
    </style:style>
    <style:style style:name="Tabelle4.B" style:family="table-column">
      <style:table-column-properties style:column-width="1.395cm" style:rel-column-width="15237*"/>
    </style:style>
    <style:style style:name="Tabelle4.C" style:family="table-column">
      <style:table-column-properties style:column-width="2.701cm" style:rel-column-width="29494*"/>
    </style:style>
    <style:style style:name="Tabelle4.1" style:family="table-row">
      <style:table-row-properties style:row-height="1cm" style:keep-together="false" fo:keep-together="always"/>
    </style:style>
    <style:style style:name="Tabelle4.A1" style:family="table-cell">
      <style:table-cell-properties fo:background-color="transparent" fo:padding="0.097cm" fo:border="none">
        <style:background-image/>
      </style:table-cell-properties>
    </style:style>
    <style:style style:name="Tabelle4.C1" style:family="table-cell">
      <style:table-cell-properties fo:padding="0.097cm" fo:border="none"/>
    </style:style>
    <style:style style:name="Tabelle4.2" style:family="table-row">
      <style:table-row-properties style:row-height="0.499cm" style:keep-together="false" fo:keep-together="always"/>
    </style:style>
    <style:style style:name="Tabelle4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4.3" style:family="table-row">
      <style:table-row-properties style:row-height="0.4cm" style:keep-together="false" fo:keep-together="always"/>
    </style:style>
    <style:style style:name="Tabelle4.4" style:family="table-row">
      <style:table-row-properties style:keep-together="false" fo:keep-together="always"/>
    </style:style>
    <style:style style:name="Tabelle4.A4" style:family="table-cell">
      <style:table-cell-properties style:vertical-align="middle" fo:padding="0.097cm" fo:border="none"/>
    </style:style>
    <style:style style:name="Tabelle5" style:family="table">
      <style:table-properties style:width="6.001cm" fo:margin-left="0.169cm" fo:margin-right="0.18cm" table:align="margins" style:may-break-between-rows="false"/>
    </style:style>
    <style:style style:name="Tabelle5.A" style:family="table-column">
      <style:table-column-properties style:column-width="1.905cm" style:rel-column-width="20804*"/>
    </style:style>
    <style:style style:name="Tabelle5.B" style:family="table-column">
      <style:table-column-properties style:column-width="1.395cm" style:rel-column-width="15237*"/>
    </style:style>
    <style:style style:name="Tabelle5.C" style:family="table-column">
      <style:table-column-properties style:column-width="2.701cm" style:rel-column-width="29494*"/>
    </style:style>
    <style:style style:name="Tabelle5.1" style:family="table-row">
      <style:table-row-properties style:row-height="1cm" style:keep-together="false" fo:keep-together="always"/>
    </style:style>
    <style:style style:name="Tabelle5.A1" style:family="table-cell">
      <style:table-cell-properties fo:background-color="transparent" fo:padding="0.097cm" fo:border="none">
        <style:background-image/>
      </style:table-cell-properties>
    </style:style>
    <style:style style:name="Tabelle5.C1" style:family="table-cell">
      <style:table-cell-properties fo:padding="0.097cm" fo:border="none"/>
    </style:style>
    <style:style style:name="Tabelle5.2" style:family="table-row">
      <style:table-row-properties style:row-height="0.499cm" style:keep-together="false" fo:keep-together="always"/>
    </style:style>
    <style:style style:name="Tabelle5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5.3" style:family="table-row">
      <style:table-row-properties style:row-height="0.4cm" style:keep-together="false" fo:keep-together="always"/>
    </style:style>
    <style:style style:name="Tabelle5.4" style:family="table-row">
      <style:table-row-properties style:keep-together="false" fo:keep-together="always"/>
    </style:style>
    <style:style style:name="Tabelle5.A4" style:family="table-cell">
      <style:table-cell-properties style:vertical-align="middle" fo:padding="0.097cm" fo:border="none"/>
    </style:style>
    <style:style style:name="Tabelle6" style:family="table">
      <style:table-properties style:width="6.001cm" fo:margin-left="0.169cm" fo:margin-right="0.18cm" table:align="margins" style:may-break-between-rows="false"/>
    </style:style>
    <style:style style:name="Tabelle6.A" style:family="table-column">
      <style:table-column-properties style:column-width="1.905cm" style:rel-column-width="20804*"/>
    </style:style>
    <style:style style:name="Tabelle6.B" style:family="table-column">
      <style:table-column-properties style:column-width="1.395cm" style:rel-column-width="15237*"/>
    </style:style>
    <style:style style:name="Tabelle6.C" style:family="table-column">
      <style:table-column-properties style:column-width="2.701cm" style:rel-column-width="29494*"/>
    </style:style>
    <style:style style:name="Tabelle6.1" style:family="table-row">
      <style:table-row-properties style:row-height="1cm" style:keep-together="false" fo:keep-together="always"/>
    </style:style>
    <style:style style:name="Tabelle6.A1" style:family="table-cell">
      <style:table-cell-properties fo:background-color="transparent" fo:padding="0.097cm" fo:border="none">
        <style:background-image/>
      </style:table-cell-properties>
    </style:style>
    <style:style style:name="Tabelle6.C1" style:family="table-cell">
      <style:table-cell-properties fo:padding="0.097cm" fo:border="none"/>
    </style:style>
    <style:style style:name="Tabelle6.2" style:family="table-row">
      <style:table-row-properties style:row-height="0.499cm" style:keep-together="false" fo:keep-together="always"/>
    </style:style>
    <style:style style:name="Tabelle6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6.3" style:family="table-row">
      <style:table-row-properties style:row-height="0.4cm" style:keep-together="false" fo:keep-together="always"/>
    </style:style>
    <style:style style:name="Tabelle6.4" style:family="table-row">
      <style:table-row-properties style:keep-together="false" fo:keep-together="always"/>
    </style:style>
    <style:style style:name="Tabelle6.A4" style:family="table-cell">
      <style:table-cell-properties style:vertical-align="middle" fo:padding="0.097cm" fo:border="none"/>
    </style:style>
    <style:style style:name="Tabelle7" style:family="table">
      <style:table-properties style:width="6.001cm" fo:margin-left="0.169cm" fo:margin-right="0.18cm" table:align="margins" style:may-break-between-rows="false"/>
    </style:style>
    <style:style style:name="Tabelle7.A" style:family="table-column">
      <style:table-column-properties style:column-width="1.905cm" style:rel-column-width="20804*"/>
    </style:style>
    <style:style style:name="Tabelle7.B" style:family="table-column">
      <style:table-column-properties style:column-width="1.395cm" style:rel-column-width="15237*"/>
    </style:style>
    <style:style style:name="Tabelle7.C" style:family="table-column">
      <style:table-column-properties style:column-width="2.701cm" style:rel-column-width="29494*"/>
    </style:style>
    <style:style style:name="Tabelle7.1" style:family="table-row">
      <style:table-row-properties style:row-height="1cm" style:keep-together="false" fo:keep-together="always"/>
    </style:style>
    <style:style style:name="Tabelle7.A1" style:family="table-cell">
      <style:table-cell-properties fo:background-color="transparent" fo:padding="0.097cm" fo:border="none">
        <style:background-image/>
      </style:table-cell-properties>
    </style:style>
    <style:style style:name="Tabelle7.C1" style:family="table-cell">
      <style:table-cell-properties fo:padding="0.097cm" fo:border="none"/>
    </style:style>
    <style:style style:name="Tabelle7.2" style:family="table-row">
      <style:table-row-properties style:row-height="0.499cm" style:keep-together="false" fo:keep-together="always"/>
    </style:style>
    <style:style style:name="Tabelle7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7.3" style:family="table-row">
      <style:table-row-properties style:row-height="0.4cm" style:keep-together="false" fo:keep-together="always"/>
    </style:style>
    <style:style style:name="Tabelle7.4" style:family="table-row">
      <style:table-row-properties style:keep-together="false" fo:keep-together="always"/>
    </style:style>
    <style:style style:name="Tabelle7.A4" style:family="table-cell">
      <style:table-cell-properties style:vertical-align="middle" fo:padding="0.097cm" fo:border="none"/>
    </style:style>
    <style:style style:name="Tabelle8" style:family="table">
      <style:table-properties style:width="6.001cm" fo:margin-left="0.169cm" fo:margin-right="0.18cm" table:align="margins" style:may-break-between-rows="false"/>
    </style:style>
    <style:style style:name="Tabelle8.A" style:family="table-column">
      <style:table-column-properties style:column-width="1.905cm" style:rel-column-width="20804*"/>
    </style:style>
    <style:style style:name="Tabelle8.B" style:family="table-column">
      <style:table-column-properties style:column-width="1.395cm" style:rel-column-width="15237*"/>
    </style:style>
    <style:style style:name="Tabelle8.C" style:family="table-column">
      <style:table-column-properties style:column-width="2.701cm" style:rel-column-width="29494*"/>
    </style:style>
    <style:style style:name="Tabelle8.1" style:family="table-row">
      <style:table-row-properties style:row-height="1cm" style:keep-together="false" fo:keep-together="always"/>
    </style:style>
    <style:style style:name="Tabelle8.A1" style:family="table-cell">
      <style:table-cell-properties fo:background-color="transparent" fo:padding="0.097cm" fo:border="none">
        <style:background-image/>
      </style:table-cell-properties>
    </style:style>
    <style:style style:name="Tabelle8.C1" style:family="table-cell">
      <style:table-cell-properties fo:padding="0.097cm" fo:border="none"/>
    </style:style>
    <style:style style:name="Tabelle8.2" style:family="table-row">
      <style:table-row-properties style:row-height="0.499cm" style:keep-together="false" fo:keep-together="always"/>
    </style:style>
    <style:style style:name="Tabelle8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8.3" style:family="table-row">
      <style:table-row-properties style:row-height="0.4cm" style:keep-together="false" fo:keep-together="always"/>
    </style:style>
    <style:style style:name="Tabelle8.4" style:family="table-row">
      <style:table-row-properties style:keep-together="false" fo:keep-together="always"/>
    </style:style>
    <style:style style:name="Tabelle8.A4" style:family="table-cell">
      <style:table-cell-properties style:vertical-align="middle" fo:padding="0.097cm" fo:border="none"/>
    </style:style>
    <style:style style:name="Tabelle9" style:family="table">
      <style:table-properties style:width="6.001cm" fo:margin-left="0.169cm" fo:margin-right="0.18cm" table:align="margins" style:may-break-between-rows="false"/>
    </style:style>
    <style:style style:name="Tabelle9.A" style:family="table-column">
      <style:table-column-properties style:column-width="1.905cm" style:rel-column-width="20804*"/>
    </style:style>
    <style:style style:name="Tabelle9.B" style:family="table-column">
      <style:table-column-properties style:column-width="1.395cm" style:rel-column-width="15237*"/>
    </style:style>
    <style:style style:name="Tabelle9.C" style:family="table-column">
      <style:table-column-properties style:column-width="2.701cm" style:rel-column-width="29494*"/>
    </style:style>
    <style:style style:name="Tabelle9.1" style:family="table-row">
      <style:table-row-properties style:row-height="1cm" style:keep-together="false" fo:keep-together="always"/>
    </style:style>
    <style:style style:name="Tabelle9.A1" style:family="table-cell">
      <style:table-cell-properties fo:background-color="transparent" fo:padding="0.097cm" fo:border="none">
        <style:background-image/>
      </style:table-cell-properties>
    </style:style>
    <style:style style:name="Tabelle9.C1" style:family="table-cell">
      <style:table-cell-properties fo:padding="0.097cm" fo:border="none"/>
    </style:style>
    <style:style style:name="Tabelle9.2" style:family="table-row">
      <style:table-row-properties style:row-height="0.499cm" style:keep-together="false" fo:keep-together="always"/>
    </style:style>
    <style:style style:name="Tabelle9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9.3" style:family="table-row">
      <style:table-row-properties style:row-height="0.4cm" style:keep-together="false" fo:keep-together="always"/>
    </style:style>
    <style:style style:name="Tabelle9.4" style:family="table-row">
      <style:table-row-properties style:keep-together="false" fo:keep-together="always"/>
    </style:style>
    <style:style style:name="Tabelle9.A4" style:family="table-cell">
      <style:table-cell-properties style:vertical-align="middle" fo:padding="0.097cm" fo:border="none"/>
    </style:style>
    <style:style style:name="Tabelle10" style:family="table">
      <style:table-properties style:width="6.001cm" fo:margin-left="0.169cm" fo:margin-right="0.18cm" table:align="margins" style:may-break-between-rows="false"/>
    </style:style>
    <style:style style:name="Tabelle10.A" style:family="table-column">
      <style:table-column-properties style:column-width="1.905cm" style:rel-column-width="20804*"/>
    </style:style>
    <style:style style:name="Tabelle10.B" style:family="table-column">
      <style:table-column-properties style:column-width="1.395cm" style:rel-column-width="15237*"/>
    </style:style>
    <style:style style:name="Tabelle10.C" style:family="table-column">
      <style:table-column-properties style:column-width="2.701cm" style:rel-column-width="29494*"/>
    </style:style>
    <style:style style:name="Tabelle10.1" style:family="table-row">
      <style:table-row-properties style:row-height="1cm" style:keep-together="false" fo:keep-together="always"/>
    </style:style>
    <style:style style:name="Tabelle10.A1" style:family="table-cell">
      <style:table-cell-properties fo:background-color="transparent" fo:padding="0.097cm" fo:border="none">
        <style:background-image/>
      </style:table-cell-properties>
    </style:style>
    <style:style style:name="Tabelle10.C1" style:family="table-cell">
      <style:table-cell-properties fo:padding="0.097cm" fo:border="none"/>
    </style:style>
    <style:style style:name="Tabelle10.2" style:family="table-row">
      <style:table-row-properties style:row-height="0.499cm" style:keep-together="false" fo:keep-together="always"/>
    </style:style>
    <style:style style:name="Tabelle10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10.3" style:family="table-row">
      <style:table-row-properties style:row-height="0.4cm" style:keep-together="false" fo:keep-together="always"/>
    </style:style>
    <style:style style:name="Tabelle10.4" style:family="table-row">
      <style:table-row-properties style:keep-together="false" fo:keep-together="always"/>
    </style:style>
    <style:style style:name="Tabelle10.A4" style:family="table-cell">
      <style:table-cell-properties style:vertical-align="middle" fo:padding="0.097cm" fo:border="none"/>
    </style:style>
    <style:style style:name="Tabelle11" style:family="table">
      <style:table-properties style:width="6.001cm" fo:margin-left="0.169cm" fo:margin-right="0.18cm" table:align="margins" style:may-break-between-rows="false"/>
    </style:style>
    <style:style style:name="Tabelle11.A" style:family="table-column">
      <style:table-column-properties style:column-width="1.905cm" style:rel-column-width="20804*"/>
    </style:style>
    <style:style style:name="Tabelle11.B" style:family="table-column">
      <style:table-column-properties style:column-width="1.395cm" style:rel-column-width="15237*"/>
    </style:style>
    <style:style style:name="Tabelle11.C" style:family="table-column">
      <style:table-column-properties style:column-width="2.701cm" style:rel-column-width="29494*"/>
    </style:style>
    <style:style style:name="Tabelle11.1" style:family="table-row">
      <style:table-row-properties style:row-height="1cm" style:keep-together="false" fo:keep-together="always"/>
    </style:style>
    <style:style style:name="Tabelle11.A1" style:family="table-cell">
      <style:table-cell-properties fo:background-color="transparent" fo:padding="0.097cm" fo:border="none">
        <style:background-image/>
      </style:table-cell-properties>
    </style:style>
    <style:style style:name="Tabelle11.C1" style:family="table-cell">
      <style:table-cell-properties fo:padding="0.097cm" fo:border="none"/>
    </style:style>
    <style:style style:name="Tabelle11.2" style:family="table-row">
      <style:table-row-properties style:row-height="0.499cm" style:keep-together="false" fo:keep-together="always"/>
    </style:style>
    <style:style style:name="Tabelle11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11.3" style:family="table-row">
      <style:table-row-properties style:row-height="0.4cm" style:keep-together="false" fo:keep-together="always"/>
    </style:style>
    <style:style style:name="Tabelle11.4" style:family="table-row">
      <style:table-row-properties style:keep-together="false" fo:keep-together="always"/>
    </style:style>
    <style:style style:name="Tabelle11.A4" style:family="table-cell">
      <style:table-cell-properties style:vertical-align="middle" fo:padding="0.097cm" fo:border="none"/>
    </style:style>
    <style:style style:name="Tabelle12" style:family="table">
      <style:table-properties style:width="6.001cm" fo:margin-left="0.169cm" fo:margin-right="0.18cm" table:align="margins" style:may-break-between-rows="false"/>
    </style:style>
    <style:style style:name="Tabelle12.A" style:family="table-column">
      <style:table-column-properties style:column-width="1.905cm" style:rel-column-width="20804*"/>
    </style:style>
    <style:style style:name="Tabelle12.B" style:family="table-column">
      <style:table-column-properties style:column-width="1.395cm" style:rel-column-width="15237*"/>
    </style:style>
    <style:style style:name="Tabelle12.C" style:family="table-column">
      <style:table-column-properties style:column-width="2.701cm" style:rel-column-width="29494*"/>
    </style:style>
    <style:style style:name="Tabelle12.1" style:family="table-row">
      <style:table-row-properties style:row-height="1cm" style:keep-together="false" fo:keep-together="always"/>
    </style:style>
    <style:style style:name="Tabelle12.A1" style:family="table-cell">
      <style:table-cell-properties fo:background-color="transparent" fo:padding="0.097cm" fo:border="none">
        <style:background-image/>
      </style:table-cell-properties>
    </style:style>
    <style:style style:name="Tabelle12.C1" style:family="table-cell">
      <style:table-cell-properties fo:padding="0.097cm" fo:border="none"/>
    </style:style>
    <style:style style:name="Tabelle12.2" style:family="table-row">
      <style:table-row-properties style:row-height="0.499cm" style:keep-together="false" fo:keep-together="always"/>
    </style:style>
    <style:style style:name="Tabelle12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12.3" style:family="table-row">
      <style:table-row-properties style:row-height="0.4cm" style:keep-together="false" fo:keep-together="always"/>
    </style:style>
    <style:style style:name="Tabelle12.4" style:family="table-row">
      <style:table-row-properties style:keep-together="false" fo:keep-together="always"/>
    </style:style>
    <style:style style:name="Tabelle12.A4" style:family="table-cell">
      <style:table-cell-properties style:vertical-align="middle" fo:padding="0.097cm" fo:border="none"/>
    </style:style>
    <style:style style:name="Tabelle13" style:family="table">
      <style:table-properties style:width="6.001cm" fo:margin-left="0.169cm" fo:margin-right="0.18cm" table:align="margins" style:may-break-between-rows="false"/>
    </style:style>
    <style:style style:name="Tabelle13.A" style:family="table-column">
      <style:table-column-properties style:column-width="1.905cm" style:rel-column-width="20804*"/>
    </style:style>
    <style:style style:name="Tabelle13.B" style:family="table-column">
      <style:table-column-properties style:column-width="1.395cm" style:rel-column-width="15237*"/>
    </style:style>
    <style:style style:name="Tabelle13.C" style:family="table-column">
      <style:table-column-properties style:column-width="2.701cm" style:rel-column-width="29494*"/>
    </style:style>
    <style:style style:name="Tabelle13.1" style:family="table-row">
      <style:table-row-properties style:row-height="1cm" style:keep-together="false" fo:keep-together="always"/>
    </style:style>
    <style:style style:name="Tabelle13.A1" style:family="table-cell">
      <style:table-cell-properties fo:background-color="transparent" fo:padding="0.097cm" fo:border="none">
        <style:background-image/>
      </style:table-cell-properties>
    </style:style>
    <style:style style:name="Tabelle13.C1" style:family="table-cell">
      <style:table-cell-properties fo:padding="0.097cm" fo:border="none"/>
    </style:style>
    <style:style style:name="Tabelle13.2" style:family="table-row">
      <style:table-row-properties style:row-height="0.499cm" style:keep-together="false" fo:keep-together="always"/>
    </style:style>
    <style:style style:name="Tabelle13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13.3" style:family="table-row">
      <style:table-row-properties style:row-height="0.4cm" style:keep-together="false" fo:keep-together="always"/>
    </style:style>
    <style:style style:name="Tabelle13.4" style:family="table-row">
      <style:table-row-properties style:keep-together="false" fo:keep-together="always"/>
    </style:style>
    <style:style style:name="Tabelle13.A4" style:family="table-cell">
      <style:table-cell-properties style:vertical-align="middle" fo:padding="0.097cm" fo:border="none"/>
    </style:style>
    <style:style style:name="Tabelle14" style:family="table">
      <style:table-properties style:width="6.001cm" fo:margin-left="0.169cm" fo:margin-right="0.18cm" table:align="margins" style:may-break-between-rows="false"/>
    </style:style>
    <style:style style:name="Tabelle14.A" style:family="table-column">
      <style:table-column-properties style:column-width="1.905cm" style:rel-column-width="20804*"/>
    </style:style>
    <style:style style:name="Tabelle14.B" style:family="table-column">
      <style:table-column-properties style:column-width="1.395cm" style:rel-column-width="15237*"/>
    </style:style>
    <style:style style:name="Tabelle14.C" style:family="table-column">
      <style:table-column-properties style:column-width="2.701cm" style:rel-column-width="29494*"/>
    </style:style>
    <style:style style:name="Tabelle14.1" style:family="table-row">
      <style:table-row-properties style:row-height="1cm" style:keep-together="false" fo:keep-together="always"/>
    </style:style>
    <style:style style:name="Tabelle14.A1" style:family="table-cell">
      <style:table-cell-properties fo:background-color="transparent" fo:padding="0.097cm" fo:border="none">
        <style:background-image/>
      </style:table-cell-properties>
    </style:style>
    <style:style style:name="Tabelle14.C1" style:family="table-cell">
      <style:table-cell-properties fo:padding="0.097cm" fo:border="none"/>
    </style:style>
    <style:style style:name="Tabelle14.2" style:family="table-row">
      <style:table-row-properties style:row-height="0.499cm" style:keep-together="false" fo:keep-together="always"/>
    </style:style>
    <style:style style:name="Tabelle14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14.3" style:family="table-row">
      <style:table-row-properties style:row-height="0.4cm" style:keep-together="false" fo:keep-together="always"/>
    </style:style>
    <style:style style:name="Tabelle14.4" style:family="table-row">
      <style:table-row-properties style:keep-together="false" fo:keep-together="always"/>
    </style:style>
    <style:style style:name="Tabelle14.A4" style:family="table-cell">
      <style:table-cell-properties style:vertical-align="middle" fo:padding="0.097cm" fo:border="none"/>
    </style:style>
    <style:style style:name="Tabelle15" style:family="table">
      <style:table-properties style:width="6.001cm" fo:margin-left="0.169cm" fo:margin-right="0.18cm" table:align="margins" style:may-break-between-rows="false"/>
    </style:style>
    <style:style style:name="Tabelle15.A" style:family="table-column">
      <style:table-column-properties style:column-width="1.905cm" style:rel-column-width="20804*"/>
    </style:style>
    <style:style style:name="Tabelle15.B" style:family="table-column">
      <style:table-column-properties style:column-width="1.395cm" style:rel-column-width="15237*"/>
    </style:style>
    <style:style style:name="Tabelle15.C" style:family="table-column">
      <style:table-column-properties style:column-width="2.701cm" style:rel-column-width="29494*"/>
    </style:style>
    <style:style style:name="Tabelle15.1" style:family="table-row">
      <style:table-row-properties style:row-height="1cm" style:keep-together="false" fo:keep-together="always"/>
    </style:style>
    <style:style style:name="Tabelle15.A1" style:family="table-cell">
      <style:table-cell-properties fo:background-color="transparent" fo:padding="0.097cm" fo:border="none">
        <style:background-image/>
      </style:table-cell-properties>
    </style:style>
    <style:style style:name="Tabelle15.C1" style:family="table-cell">
      <style:table-cell-properties fo:padding="0.097cm" fo:border="none"/>
    </style:style>
    <style:style style:name="Tabelle15.2" style:family="table-row">
      <style:table-row-properties style:row-height="0.499cm" style:keep-together="false" fo:keep-together="always"/>
    </style:style>
    <style:style style:name="Tabelle15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15.3" style:family="table-row">
      <style:table-row-properties style:row-height="0.4cm" style:keep-together="false" fo:keep-together="always"/>
    </style:style>
    <style:style style:name="Tabelle15.4" style:family="table-row">
      <style:table-row-properties style:keep-together="false" fo:keep-together="always"/>
    </style:style>
    <style:style style:name="Tabelle15.A4" style:family="table-cell">
      <style:table-cell-properties style:vertical-align="middle" fo:padding="0.097cm" fo:border="none"/>
    </style:style>
    <style:style style:name="Tabelle16" style:family="table">
      <style:table-properties style:width="6.001cm" fo:margin-left="0.169cm" fo:margin-right="0.18cm" table:align="margins" style:may-break-between-rows="false"/>
    </style:style>
    <style:style style:name="Tabelle16.A" style:family="table-column">
      <style:table-column-properties style:column-width="1.905cm" style:rel-column-width="20804*"/>
    </style:style>
    <style:style style:name="Tabelle16.B" style:family="table-column">
      <style:table-column-properties style:column-width="1.395cm" style:rel-column-width="15237*"/>
    </style:style>
    <style:style style:name="Tabelle16.C" style:family="table-column">
      <style:table-column-properties style:column-width="2.701cm" style:rel-column-width="29494*"/>
    </style:style>
    <style:style style:name="Tabelle16.1" style:family="table-row">
      <style:table-row-properties style:row-height="1cm" style:keep-together="false" fo:keep-together="always"/>
    </style:style>
    <style:style style:name="Tabelle16.A1" style:family="table-cell">
      <style:table-cell-properties fo:background-color="transparent" fo:padding="0.097cm" fo:border="none">
        <style:background-image/>
      </style:table-cell-properties>
    </style:style>
    <style:style style:name="Tabelle16.C1" style:family="table-cell">
      <style:table-cell-properties fo:padding="0.097cm" fo:border="none"/>
    </style:style>
    <style:style style:name="Tabelle16.2" style:family="table-row">
      <style:table-row-properties style:row-height="0.499cm" style:keep-together="false" fo:keep-together="always"/>
    </style:style>
    <style:style style:name="Tabelle16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16.3" style:family="table-row">
      <style:table-row-properties style:row-height="0.4cm" style:keep-together="false" fo:keep-together="always"/>
    </style:style>
    <style:style style:name="Tabelle16.4" style:family="table-row">
      <style:table-row-properties style:keep-together="false" fo:keep-together="always"/>
    </style:style>
    <style:style style:name="Tabelle16.A4" style:family="table-cell">
      <style:table-cell-properties style:vertical-align="middle" fo:padding="0.097cm" fo:border="none"/>
    </style:style>
    <style:style style:name="Tabelle17" style:family="table">
      <style:table-properties style:width="6.001cm" fo:margin-left="0.169cm" fo:margin-right="0.18cm" table:align="margins" style:may-break-between-rows="false"/>
    </style:style>
    <style:style style:name="Tabelle17.A" style:family="table-column">
      <style:table-column-properties style:column-width="1.905cm" style:rel-column-width="20804*"/>
    </style:style>
    <style:style style:name="Tabelle17.B" style:family="table-column">
      <style:table-column-properties style:column-width="1.395cm" style:rel-column-width="15237*"/>
    </style:style>
    <style:style style:name="Tabelle17.C" style:family="table-column">
      <style:table-column-properties style:column-width="2.701cm" style:rel-column-width="29494*"/>
    </style:style>
    <style:style style:name="Tabelle17.1" style:family="table-row">
      <style:table-row-properties style:row-height="1cm" style:keep-together="false" fo:keep-together="always"/>
    </style:style>
    <style:style style:name="Tabelle17.A1" style:family="table-cell">
      <style:table-cell-properties fo:background-color="transparent" fo:padding="0.097cm" fo:border="none">
        <style:background-image/>
      </style:table-cell-properties>
    </style:style>
    <style:style style:name="Tabelle17.C1" style:family="table-cell">
      <style:table-cell-properties fo:padding="0.097cm" fo:border="none"/>
    </style:style>
    <style:style style:name="Tabelle17.2" style:family="table-row">
      <style:table-row-properties style:row-height="0.499cm" style:keep-together="false" fo:keep-together="always"/>
    </style:style>
    <style:style style:name="Tabelle17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17.3" style:family="table-row">
      <style:table-row-properties style:row-height="0.4cm" style:keep-together="false" fo:keep-together="always"/>
    </style:style>
    <style:style style:name="Tabelle17.4" style:family="table-row">
      <style:table-row-properties style:keep-together="false" fo:keep-together="always"/>
    </style:style>
    <style:style style:name="Tabelle17.A4" style:family="table-cell">
      <style:table-cell-properties style:vertical-align="middle" fo:padding="0.097cm" fo:border="none"/>
    </style:style>
    <style:style style:name="Tabelle18" style:family="table">
      <style:table-properties style:width="6.001cm" fo:margin-left="0.169cm" fo:margin-right="0.18cm" table:align="margins" style:may-break-between-rows="false"/>
    </style:style>
    <style:style style:name="Tabelle18.A" style:family="table-column">
      <style:table-column-properties style:column-width="1.905cm" style:rel-column-width="20804*"/>
    </style:style>
    <style:style style:name="Tabelle18.B" style:family="table-column">
      <style:table-column-properties style:column-width="1.395cm" style:rel-column-width="15237*"/>
    </style:style>
    <style:style style:name="Tabelle18.C" style:family="table-column">
      <style:table-column-properties style:column-width="2.701cm" style:rel-column-width="29494*"/>
    </style:style>
    <style:style style:name="Tabelle18.1" style:family="table-row">
      <style:table-row-properties style:row-height="1cm" style:keep-together="false" fo:keep-together="always"/>
    </style:style>
    <style:style style:name="Tabelle18.A1" style:family="table-cell">
      <style:table-cell-properties fo:background-color="transparent" fo:padding="0.097cm" fo:border="none">
        <style:background-image/>
      </style:table-cell-properties>
    </style:style>
    <style:style style:name="Tabelle18.C1" style:family="table-cell">
      <style:table-cell-properties fo:padding="0.097cm" fo:border="none"/>
    </style:style>
    <style:style style:name="Tabelle18.2" style:family="table-row">
      <style:table-row-properties style:row-height="0.499cm" style:keep-together="false" fo:keep-together="always"/>
    </style:style>
    <style:style style:name="Tabelle18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18.3" style:family="table-row">
      <style:table-row-properties style:row-height="0.4cm" style:keep-together="false" fo:keep-together="always"/>
    </style:style>
    <style:style style:name="Tabelle18.4" style:family="table-row">
      <style:table-row-properties style:keep-together="false" fo:keep-together="always"/>
    </style:style>
    <style:style style:name="Tabelle18.A4" style:family="table-cell">
      <style:table-cell-properties style:vertical-align="middle" fo:padding="0.097cm" fo:border="none"/>
    </style:style>
    <style:style style:name="Tabelle19" style:family="table">
      <style:table-properties style:width="6.001cm" fo:margin-left="0.169cm" fo:margin-right="0.18cm" table:align="margins" style:may-break-between-rows="false"/>
    </style:style>
    <style:style style:name="Tabelle19.A" style:family="table-column">
      <style:table-column-properties style:column-width="1.905cm" style:rel-column-width="20804*"/>
    </style:style>
    <style:style style:name="Tabelle19.B" style:family="table-column">
      <style:table-column-properties style:column-width="1.395cm" style:rel-column-width="15237*"/>
    </style:style>
    <style:style style:name="Tabelle19.C" style:family="table-column">
      <style:table-column-properties style:column-width="2.701cm" style:rel-column-width="29494*"/>
    </style:style>
    <style:style style:name="Tabelle19.1" style:family="table-row">
      <style:table-row-properties style:row-height="1cm" style:keep-together="false" fo:keep-together="always"/>
    </style:style>
    <style:style style:name="Tabelle19.A1" style:family="table-cell">
      <style:table-cell-properties fo:background-color="transparent" fo:padding="0.097cm" fo:border="none">
        <style:background-image/>
      </style:table-cell-properties>
    </style:style>
    <style:style style:name="Tabelle19.C1" style:family="table-cell">
      <style:table-cell-properties fo:padding="0.097cm" fo:border="none"/>
    </style:style>
    <style:style style:name="Tabelle19.2" style:family="table-row">
      <style:table-row-properties style:row-height="0.499cm" style:keep-together="false" fo:keep-together="always"/>
    </style:style>
    <style:style style:name="Tabelle19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19.3" style:family="table-row">
      <style:table-row-properties style:row-height="0.4cm" style:keep-together="false" fo:keep-together="always"/>
    </style:style>
    <style:style style:name="Tabelle19.4" style:family="table-row">
      <style:table-row-properties style:keep-together="false" fo:keep-together="always"/>
    </style:style>
    <style:style style:name="Tabelle19.A4" style:family="table-cell">
      <style:table-cell-properties style:vertical-align="middle" fo:padding="0.097cm" fo:border="none"/>
    </style:style>
    <style:style style:name="Tabelle20" style:family="table">
      <style:table-properties style:width="6.001cm" fo:margin-left="0.169cm" fo:margin-right="0.18cm" table:align="margins" style:may-break-between-rows="false"/>
    </style:style>
    <style:style style:name="Tabelle20.A" style:family="table-column">
      <style:table-column-properties style:column-width="1.905cm" style:rel-column-width="20804*"/>
    </style:style>
    <style:style style:name="Tabelle20.B" style:family="table-column">
      <style:table-column-properties style:column-width="1.395cm" style:rel-column-width="15237*"/>
    </style:style>
    <style:style style:name="Tabelle20.C" style:family="table-column">
      <style:table-column-properties style:column-width="2.701cm" style:rel-column-width="29494*"/>
    </style:style>
    <style:style style:name="Tabelle20.1" style:family="table-row">
      <style:table-row-properties style:row-height="1cm" style:keep-together="false" fo:keep-together="always"/>
    </style:style>
    <style:style style:name="Tabelle20.A1" style:family="table-cell">
      <style:table-cell-properties fo:background-color="transparent" fo:padding="0.097cm" fo:border="none">
        <style:background-image/>
      </style:table-cell-properties>
    </style:style>
    <style:style style:name="Tabelle20.C1" style:family="table-cell">
      <style:table-cell-properties fo:padding="0.097cm" fo:border="none"/>
    </style:style>
    <style:style style:name="Tabelle20.2" style:family="table-row">
      <style:table-row-properties style:row-height="0.499cm" style:keep-together="false" fo:keep-together="always"/>
    </style:style>
    <style:style style:name="Tabelle20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20.3" style:family="table-row">
      <style:table-row-properties style:row-height="0.4cm" style:keep-together="false" fo:keep-together="always"/>
    </style:style>
    <style:style style:name="Tabelle20.4" style:family="table-row">
      <style:table-row-properties style:keep-together="false" fo:keep-together="always"/>
    </style:style>
    <style:style style:name="Tabelle20.A4" style:family="table-cell">
      <style:table-cell-properties style:vertical-align="middle" fo:padding="0.097cm" fo:border="none"/>
    </style:style>
    <style:style style:name="Tabelle21" style:family="table">
      <style:table-properties style:width="6.001cm" fo:margin-left="0.169cm" fo:margin-right="0.18cm" table:align="margins" style:may-break-between-rows="false"/>
    </style:style>
    <style:style style:name="Tabelle21.A" style:family="table-column">
      <style:table-column-properties style:column-width="1.905cm" style:rel-column-width="20804*"/>
    </style:style>
    <style:style style:name="Tabelle21.B" style:family="table-column">
      <style:table-column-properties style:column-width="1.395cm" style:rel-column-width="15237*"/>
    </style:style>
    <style:style style:name="Tabelle21.C" style:family="table-column">
      <style:table-column-properties style:column-width="2.701cm" style:rel-column-width="29494*"/>
    </style:style>
    <style:style style:name="Tabelle21.1" style:family="table-row">
      <style:table-row-properties style:row-height="1cm" style:keep-together="false" fo:keep-together="always"/>
    </style:style>
    <style:style style:name="Tabelle21.A1" style:family="table-cell">
      <style:table-cell-properties fo:background-color="transparent" fo:padding="0.097cm" fo:border="none">
        <style:background-image/>
      </style:table-cell-properties>
    </style:style>
    <style:style style:name="Tabelle21.C1" style:family="table-cell">
      <style:table-cell-properties fo:padding="0.097cm" fo:border="none"/>
    </style:style>
    <style:style style:name="Tabelle21.2" style:family="table-row">
      <style:table-row-properties style:row-height="0.499cm" style:keep-together="false" fo:keep-together="always"/>
    </style:style>
    <style:style style:name="Tabelle21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21.3" style:family="table-row">
      <style:table-row-properties style:row-height="0.4cm" style:keep-together="false" fo:keep-together="always"/>
    </style:style>
    <style:style style:name="Tabelle21.4" style:family="table-row">
      <style:table-row-properties style:keep-together="false" fo:keep-together="always"/>
    </style:style>
    <style:style style:name="Tabelle21.A4" style:family="table-cell">
      <style:table-cell-properties style:vertical-align="middle" fo:padding="0.097cm" fo:border="none"/>
    </style:style>
    <style:style style:name="Tabelle22" style:family="table">
      <style:table-properties style:width="6.001cm" fo:margin-left="0.169cm" fo:margin-right="0.18cm" table:align="margins" style:may-break-between-rows="false"/>
    </style:style>
    <style:style style:name="Tabelle22.A" style:family="table-column">
      <style:table-column-properties style:column-width="1.905cm" style:rel-column-width="20804*"/>
    </style:style>
    <style:style style:name="Tabelle22.B" style:family="table-column">
      <style:table-column-properties style:column-width="1.395cm" style:rel-column-width="15237*"/>
    </style:style>
    <style:style style:name="Tabelle22.C" style:family="table-column">
      <style:table-column-properties style:column-width="2.701cm" style:rel-column-width="29494*"/>
    </style:style>
    <style:style style:name="Tabelle22.1" style:family="table-row">
      <style:table-row-properties style:row-height="1cm" style:keep-together="false" fo:keep-together="always"/>
    </style:style>
    <style:style style:name="Tabelle22.A1" style:family="table-cell">
      <style:table-cell-properties fo:background-color="transparent" fo:padding="0.097cm" fo:border="none">
        <style:background-image/>
      </style:table-cell-properties>
    </style:style>
    <style:style style:name="Tabelle22.C1" style:family="table-cell">
      <style:table-cell-properties fo:padding="0.097cm" fo:border="none"/>
    </style:style>
    <style:style style:name="Tabelle22.2" style:family="table-row">
      <style:table-row-properties style:row-height="0.499cm" style:keep-together="false" fo:keep-together="always"/>
    </style:style>
    <style:style style:name="Tabelle22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22.3" style:family="table-row">
      <style:table-row-properties style:row-height="0.4cm" style:keep-together="false" fo:keep-together="always"/>
    </style:style>
    <style:style style:name="Tabelle22.4" style:family="table-row">
      <style:table-row-properties style:keep-together="false" fo:keep-together="always"/>
    </style:style>
    <style:style style:name="Tabelle22.A4" style:family="table-cell">
      <style:table-cell-properties style:vertical-align="middle" fo:padding="0.097cm" fo:border="none"/>
    </style:style>
    <style:style style:name="Tabelle23" style:family="table">
      <style:table-properties style:width="6.001cm" fo:margin-left="0.169cm" fo:margin-right="0.18cm" table:align="margins" style:may-break-between-rows="false"/>
    </style:style>
    <style:style style:name="Tabelle23.A" style:family="table-column">
      <style:table-column-properties style:column-width="1.905cm" style:rel-column-width="20804*"/>
    </style:style>
    <style:style style:name="Tabelle23.B" style:family="table-column">
      <style:table-column-properties style:column-width="1.395cm" style:rel-column-width="15237*"/>
    </style:style>
    <style:style style:name="Tabelle23.C" style:family="table-column">
      <style:table-column-properties style:column-width="2.701cm" style:rel-column-width="29494*"/>
    </style:style>
    <style:style style:name="Tabelle23.1" style:family="table-row">
      <style:table-row-properties style:row-height="1cm" style:keep-together="false" fo:keep-together="always"/>
    </style:style>
    <style:style style:name="Tabelle23.A1" style:family="table-cell">
      <style:table-cell-properties fo:background-color="transparent" fo:padding="0.097cm" fo:border="none">
        <style:background-image/>
      </style:table-cell-properties>
    </style:style>
    <style:style style:name="Tabelle23.C1" style:family="table-cell">
      <style:table-cell-properties fo:padding="0.097cm" fo:border="none"/>
    </style:style>
    <style:style style:name="Tabelle23.2" style:family="table-row">
      <style:table-row-properties style:row-height="0.499cm" style:keep-together="false" fo:keep-together="always"/>
    </style:style>
    <style:style style:name="Tabelle23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23.3" style:family="table-row">
      <style:table-row-properties style:row-height="0.4cm" style:keep-together="false" fo:keep-together="always"/>
    </style:style>
    <style:style style:name="Tabelle23.4" style:family="table-row">
      <style:table-row-properties style:keep-together="false" fo:keep-together="always"/>
    </style:style>
    <style:style style:name="Tabelle23.A4" style:family="table-cell">
      <style:table-cell-properties style:vertical-align="middle" fo:padding="0.097cm" fo:border="none"/>
    </style:style>
    <style:style style:name="Tabelle24" style:family="table">
      <style:table-properties style:width="6.001cm" fo:margin-left="0.169cm" fo:margin-right="0.18cm" table:align="margins" style:may-break-between-rows="false"/>
    </style:style>
    <style:style style:name="Tabelle24.A" style:family="table-column">
      <style:table-column-properties style:column-width="1.905cm" style:rel-column-width="20804*"/>
    </style:style>
    <style:style style:name="Tabelle24.B" style:family="table-column">
      <style:table-column-properties style:column-width="1.395cm" style:rel-column-width="15237*"/>
    </style:style>
    <style:style style:name="Tabelle24.C" style:family="table-column">
      <style:table-column-properties style:column-width="2.701cm" style:rel-column-width="29494*"/>
    </style:style>
    <style:style style:name="Tabelle24.1" style:family="table-row">
      <style:table-row-properties style:row-height="1cm" style:keep-together="false" fo:keep-together="always"/>
    </style:style>
    <style:style style:name="Tabelle24.A1" style:family="table-cell">
      <style:table-cell-properties fo:background-color="transparent" fo:padding="0.097cm" fo:border="none">
        <style:background-image/>
      </style:table-cell-properties>
    </style:style>
    <style:style style:name="Tabelle24.C1" style:family="table-cell">
      <style:table-cell-properties fo:padding="0.097cm" fo:border="none"/>
    </style:style>
    <style:style style:name="Tabelle24.2" style:family="table-row">
      <style:table-row-properties style:row-height="0.499cm" style:keep-together="false" fo:keep-together="always"/>
    </style:style>
    <style:style style:name="Tabelle24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24.3" style:family="table-row">
      <style:table-row-properties style:row-height="0.4cm" style:keep-together="false" fo:keep-together="always"/>
    </style:style>
    <style:style style:name="Tabelle24.4" style:family="table-row">
      <style:table-row-properties style:keep-together="false" fo:keep-together="always"/>
    </style:style>
    <style:style style:name="Tabelle24.A4" style:family="table-cell">
      <style:table-cell-properties style:vertical-align="middle" fo:padding="0.097cm" fo:border="none"/>
    </style:style>
    <style:style style:name="Tabelle25" style:family="table">
      <style:table-properties style:width="6.001cm" fo:margin-left="0.169cm" fo:margin-right="0.18cm" table:align="margins" style:may-break-between-rows="false"/>
    </style:style>
    <style:style style:name="Tabelle25.A" style:family="table-column">
      <style:table-column-properties style:column-width="1.905cm" style:rel-column-width="20804*"/>
    </style:style>
    <style:style style:name="Tabelle25.B" style:family="table-column">
      <style:table-column-properties style:column-width="1.395cm" style:rel-column-width="15237*"/>
    </style:style>
    <style:style style:name="Tabelle25.C" style:family="table-column">
      <style:table-column-properties style:column-width="2.701cm" style:rel-column-width="29494*"/>
    </style:style>
    <style:style style:name="Tabelle25.1" style:family="table-row">
      <style:table-row-properties style:row-height="1cm" style:keep-together="false" fo:keep-together="always"/>
    </style:style>
    <style:style style:name="Tabelle25.A1" style:family="table-cell">
      <style:table-cell-properties fo:background-color="transparent" fo:padding="0.097cm" fo:border="none">
        <style:background-image/>
      </style:table-cell-properties>
    </style:style>
    <style:style style:name="Tabelle25.C1" style:family="table-cell">
      <style:table-cell-properties fo:padding="0.097cm" fo:border="none"/>
    </style:style>
    <style:style style:name="Tabelle25.2" style:family="table-row">
      <style:table-row-properties style:row-height="0.499cm" style:keep-together="false" fo:keep-together="always"/>
    </style:style>
    <style:style style:name="Tabelle25.A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elle25.3" style:family="table-row">
      <style:table-row-properties style:row-height="0.4cm" style:keep-together="false" fo:keep-together="always"/>
    </style:style>
    <style:style style:name="Tabelle25.4" style:family="table-row">
      <style:table-row-properties style:keep-together="false" fo:keep-together="always"/>
    </style:style>
    <style:style style:name="Tabelle25.A4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style:font-name="Arial" fo:font-size="8pt" style:font-size-asian="8pt" style:font-size-complex="8pt"/>
    </style:style>
    <style:style style:name="P2" style:family="paragraph" style:parent-style-name="Table_20_Contents">
      <style:text-properties style:font-name="Arial" fo:font-size="6pt" style:font-size-asian="6pt" style:font-size-complex="6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8pt" style:font-size-asian="18pt" style:font-size-complex="18pt"/>
    </style:style>
    <style:style style:name="P4" style:family="paragraph" style:parent-style-name="Table_20_Contents">
      <style:paragraph-properties fo:text-align="end" style:justify-single-word="false"/>
      <style:text-properties style:font-name="Arial Narrow" fo:font-size="18pt" style:text-underline-style="solid" style:text-underline-width="auto" style:text-underline-color="font-color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 Black" fo:font-weight="bold" style:font-weight-asian="bold" style:font-weight-complex="bold"/>
    </style:style>
    <style:style style:name="P7" style:family="paragraph" style:parent-style-name="Fram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8" style:family="paragraph" style:parent-style-name="Frame_20_contents">
      <style:paragraph-properties fo:text-align="center" style:justify-single-word="false"/>
      <style:text-properties style:font-name="DejaVu Sans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Arial" fo:font-size="8pt" style:font-size-asian="8pt" style:font-size-complex="8pt"/>
    </style:style>
    <style:style style:name="P10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left="0cm" fo:margin-right="-0.748cm" fo:text-align="start" style:justify-single-word="false" fo:text-indent="0cm" style:auto-text-indent="false" text:number-lines="false" text:line-number="0"/>
      <style:text-properties style:font-name="Code 3 de 9" fo:font-size="44pt" style:font-size-asian="44pt" style:font-size-complex="44pt"/>
    </style:style>
    <style:style style:name="P12" style:family="paragraph" style:parent-style-name="Table_20_Contents">
      <style:text-properties style:font-name="Arial" fo:font-size="6pt" style:font-size-asian="6pt" style:font-size-complex="6pt"/>
    </style:style>
    <style:style style:name="P13" style:family="paragraph" style:parent-style-name="Table_20_Contents">
      <style:text-properties style:font-name="Arial" fo:font-size="8pt" style:font-size-asian="8pt" style:font-size-complex="8pt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8pt" style:font-size-asian="18pt" style:font-size-complex="18pt"/>
    </style:style>
    <style:style style:name="P15" style:family="paragraph" style:parent-style-name="Table_20_Contents">
      <style:paragraph-properties fo:text-align="end" style:justify-single-word="false"/>
      <style:text-properties style:font-name="Arial Narrow" fo:font-size="18pt" style:text-underline-style="solid" style:text-underline-width="auto" style:text-underline-color="font-color" style:font-size-asian="18pt" style:font-size-complex="18pt"/>
    </style:style>
    <style:style style:name="P16" style:family="paragraph" style:parent-style-name="Table_20_Contents">
      <style:paragraph-properties fo:margin-left="0cm" fo:margin-right="-0.748cm" fo:text-align="start" style:justify-single-word="false" fo:text-indent="0cm" style:auto-text-indent="false" text:number-lines="false" text:line-number="0"/>
      <style:text-properties style:font-name="Code 3 de 9" fo:font-size="44pt" style:font-size-asian="44pt" style:font-size-complex="44pt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Arial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 text:number-lines="false" text:line-number="0"/>
      <style:text-properties style:font-name="Arial" fo:font-size="8pt" style:font-size-asian="8pt" style:font-size-complex="8pt"/>
    </style:style>
    <style:style style:name="P19" style:family="paragraph" style:parent-style-name="Fram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20" style:family="paragraph" style:parent-style-name="Frame_20_contents">
      <style:paragraph-properties fo:text-align="center" style:justify-single-word="false"/>
      <style:text-properties style:font-name="DejaVu Sans Mon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Arial Black" fo:font-weight="bold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Arial"/>
    </style:style>
    <style:style style:name="P23" style:family="paragraph">
      <style:paragraph-properties fo:text-align="center"/>
      <style:text-properties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 Narrow" style:text-underline-style="solid" style:text-underline-width="auto" style:text-underline-color="font-color"/>
    </style:style>
    <style:style style:name="fr1" style:family="graphic" style:parent-style-name="Labels">
      <style:graphic-properties style:vertical-pos="top" style:vertical-rel="baseline" style:horizontal-pos="center" style:horizontal-rel="paragraph-content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style:writing-mode="lr-tb">
        <style:background-image/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style:writing-mode="lr-tb">
        <style:background-image/>
        <style:columns fo:column-count="1" fo:column-gap="0cm"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79cm" svg:stroke-color="#66cc00" draw:marker-start-width="0.513cm" draw:marker-end-width="0.513cm" draw:fill="none" draw:textarea-horizontal-align="center" draw:textarea-vertical-align="middle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Rahmen1" text:anchor-type="as-char" svg:width="6.35cm" svg:height="2.96cm" draw:z-index="0">
     <draw:text-box>
      <text:section text:style-name="Sect1" text:name="MasterLabel">
 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<table:table-cell table:style-name="Tabelle1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1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28" text:anchor-type="paragraph" svg:x="-1.476cm" svg:y="-0.187cm" svg:width="1.092cm" svg:height="0.353cm" draw:z-index="50">
            <draw:text-box>
             <text:p text:style-name="P7">Artikel:</text:p>
            </draw:text-box>
           </draw:frame>Preis </text:p>
          <text:p text:style-name="P3"><draw:ellipse text:anchor-type="paragraph" draw:z-index="24" draw:style-name="gr1" draw:text-style-name="P23" svg:width="1.814cm" svg:height="0.96cm" svg:x="-3.367cm" svg:y="-0.101cm">
            <text:p/>
           </draw:ellipse><draw:frame draw:style-name="fr2" draw:name="Rahmen26" text:anchor-type="paragraph" svg:x="-2.462cm" svg:y="-1.132cm" svg:width="1.014cm" svg:height="0.372cm" draw:z-index="51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27" text:anchor-type="paragraph" svg:x="-3.367cm" svg:y="-0.512cm" svg:width="0.714cm" svg:height="0.358cm" draw:z-index="52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1.2">
         <table:table-cell table:style-name="Tabelle1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1.3">
         <table:table-cell table:style-name="Tabelle1.A2" office:value-type="string">
          <text:p text:style-name="P9"/>
         </table:table-cell>
         <table:table-cell table:style-name="Tabelle1.A2" office:value-type="string">
          <text:p text:style-name="P9"/>
         </table:table-cell>
         <table:covered-table-cell/>
        </table:table-row>
        <table:table-row table:style-name="Tabelle1.4">
         <table:table-cell table:style-name="Tabelle1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1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draw:frame draw:style-name="fr1" draw:name="Rahmen2" text:anchor-type="as-char" svg:width="6.35cm" svg:height="2.96cm" draw:z-index="1">
     <draw:text-box>
      <text:section text:style-name="Sect1" text:name="Bereich1" text:protected="true">
       <text:section-source text:section-name="MasterLabel"/>
 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<table:table-cell table:style-name="Tabelle2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2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29" text:anchor-type="paragraph" svg:x="-1.476cm" svg:y="-0.187cm" svg:width="1.092cm" svg:height="0.353cm" draw:z-index="53">
            <draw:text-box>
             <text:p text:style-name="P7">Artikel:</text:p>
            </draw:text-box>
           </draw:frame>Preis </text:p>
          <text:p text:style-name="P3"><draw:ellipse text:anchor-type="paragraph" draw:z-index="26" draw:style-name="gr1" draw:text-style-name="P23" svg:width="1.814cm" svg:height="0.96cm" svg:x="-3.367cm" svg:y="-0.101cm">
            <text:p/>
           </draw:ellipse><draw:frame draw:style-name="fr2" draw:name="Rahmen30" text:anchor-type="paragraph" svg:x="-2.462cm" svg:y="-1.132cm" svg:width="1.014cm" svg:height="0.372cm" draw:z-index="54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31" text:anchor-type="paragraph" svg:x="-3.367cm" svg:y="-0.512cm" svg:width="0.714cm" svg:height="0.358cm" draw:z-index="55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2.2">
         <table:table-cell table:style-name="Tabelle2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2.3">
         <table:table-cell table:style-name="Tabelle2.A2" office:value-type="string">
          <text:p text:style-name="P9"/>
         </table:table-cell>
         <table:table-cell table:style-name="Tabelle2.A2" office:value-type="string">
          <text:p text:style-name="P9"/>
         </table:table-cell>
         <table:covered-table-cell/>
        </table:table-row>
        <table:table-row table:style-name="Tabelle2.4">
         <table:table-cell table:style-name="Tabelle2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2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draw:frame draw:style-name="fr1" draw:name="Rahmen3" text:anchor-type="as-char" svg:width="6.35cm" svg:height="2.96cm" draw:z-index="2">
     <draw:text-box>
      <text:section text:style-name="Sect1" text:name="Bereich2" text:protected="true">
       <text:section-source text:section-name="MasterLabel"/>
 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<table:table-cell table:style-name="Tabelle3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3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32" text:anchor-type="paragraph" svg:x="-1.476cm" svg:y="-0.187cm" svg:width="1.092cm" svg:height="0.353cm" draw:z-index="56">
            <draw:text-box>
             <text:p text:style-name="P7">Artikel:</text:p>
            </draw:text-box>
           </draw:frame>Preis </text:p>
          <text:p text:style-name="P3"><draw:ellipse text:anchor-type="paragraph" draw:z-index="27" draw:style-name="gr1" draw:text-style-name="P23" svg:width="1.814cm" svg:height="0.96cm" svg:x="-3.367cm" svg:y="-0.101cm">
            <text:p/>
           </draw:ellipse><draw:frame draw:style-name="fr2" draw:name="Rahmen33" text:anchor-type="paragraph" svg:x="-2.462cm" svg:y="-1.132cm" svg:width="1.014cm" svg:height="0.372cm" draw:z-index="57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34" text:anchor-type="paragraph" svg:x="-3.367cm" svg:y="-0.512cm" svg:width="0.714cm" svg:height="0.358cm" draw:z-index="58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3.2">
         <table:table-cell table:style-name="Tabelle3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3.3">
         <table:table-cell table:style-name="Tabelle3.A2" office:value-type="string">
          <text:p text:style-name="P9"/>
         </table:table-cell>
         <table:table-cell table:style-name="Tabelle3.A2" office:value-type="string">
          <text:p text:style-name="P9"/>
         </table:table-cell>
         <table:covered-table-cell/>
        </table:table-row>
        <table:table-row table:style-name="Tabelle3.4">
         <table:table-cell table:style-name="Tabelle3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3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/text:p>
      <text:p text:style-name="Standard"><draw:frame draw:style-name="fr1" draw:name="Rahmen4" text:anchor-type="as-char" svg:width="6.35cm" svg:height="2.96cm" draw:z-index="3">
     <draw:text-box>
      <text:section text:style-name="Sect1" text:name="Bereich3" text:protected="true">
       <text:section-source text:section-name="MasterLabel"/>
 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<table:table-cell table:style-name="Tabelle4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4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35" text:anchor-type="paragraph" svg:x="-1.476cm" svg:y="-0.187cm" svg:width="1.092cm" svg:height="0.353cm" draw:z-index="59">
            <draw:text-box>
             <text:p text:style-name="P7">Artikel:</text:p>
            </draw:text-box>
           </draw:frame>Preis </text:p>
          <text:p text:style-name="P3"><draw:ellipse text:anchor-type="paragraph" draw:z-index="28" draw:style-name="gr1" draw:text-style-name="P23" svg:width="1.814cm" svg:height="0.96cm" svg:x="-3.367cm" svg:y="-0.101cm">
            <text:p/>
           </draw:ellipse><draw:frame draw:style-name="fr2" draw:name="Rahmen36" text:anchor-type="paragraph" svg:x="-2.462cm" svg:y="-1.132cm" svg:width="1.014cm" svg:height="0.372cm" draw:z-index="60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37" text:anchor-type="paragraph" svg:x="-3.367cm" svg:y="-0.512cm" svg:width="0.714cm" svg:height="0.358cm" draw:z-index="61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4.2">
         <table:table-cell table:style-name="Tabelle4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4.3">
         <table:table-cell table:style-name="Tabelle4.A2" office:value-type="string">
          <text:p text:style-name="P9"/>
         </table:table-cell>
         <table:table-cell table:style-name="Tabelle4.A2" office:value-type="string">
          <text:p text:style-name="P9"/>
         </table:table-cell>
         <table:covered-table-cell/>
        </table:table-row>
        <table:table-row table:style-name="Tabelle4.4">
         <table:table-cell table:style-name="Tabelle4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4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draw:frame draw:style-name="fr1" draw:name="Rahmen5" text:anchor-type="as-char" svg:width="6.35cm" svg:height="2.96cm" draw:z-index="4">
     <draw:text-box>
      <text:section text:style-name="Sect1" text:name="Bereich4" text:protected="true">
       <text:section-source text:section-name="MasterLabel"/>
       <table:table table:name="Tabelle5" table:style-name="Tabelle5">
        <table:table-column table:style-name="Tabelle5.A"/>
        <table:table-column table:style-name="Tabelle5.B"/>
        <table:table-column table:style-name="Tabelle5.C"/>
        <table:table-row table:style-name="Tabelle5.1">
         <table:table-cell table:style-name="Tabelle5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5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38" text:anchor-type="paragraph" svg:x="-1.476cm" svg:y="-0.187cm" svg:width="1.092cm" svg:height="0.353cm" draw:z-index="62">
            <draw:text-box>
             <text:p text:style-name="P7">Artikel:</text:p>
            </draw:text-box>
           </draw:frame>Preis </text:p>
          <text:p text:style-name="P3"><draw:ellipse text:anchor-type="paragraph" draw:z-index="29" draw:style-name="gr1" draw:text-style-name="P23" svg:width="1.814cm" svg:height="0.96cm" svg:x="-3.367cm" svg:y="-0.101cm">
            <text:p/>
           </draw:ellipse><draw:frame draw:style-name="fr2" draw:name="Rahmen39" text:anchor-type="paragraph" svg:x="-2.462cm" svg:y="-1.132cm" svg:width="1.014cm" svg:height="0.372cm" draw:z-index="63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40" text:anchor-type="paragraph" svg:x="-3.367cm" svg:y="-0.512cm" svg:width="0.714cm" svg:height="0.358cm" draw:z-index="64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5.2">
         <table:table-cell table:style-name="Tabelle5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5.3">
         <table:table-cell table:style-name="Tabelle5.A2" office:value-type="string">
          <text:p text:style-name="P9"/>
         </table:table-cell>
         <table:table-cell table:style-name="Tabelle5.A2" office:value-type="string">
          <text:p text:style-name="P9"/>
         </table:table-cell>
         <table:covered-table-cell/>
        </table:table-row>
        <table:table-row table:style-name="Tabelle5.4">
         <table:table-cell table:style-name="Tabelle5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5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draw:frame draw:style-name="fr1" draw:name="Rahmen6" text:anchor-type="as-char" svg:width="6.35cm" svg:height="2.96cm" draw:z-index="5">
     <draw:text-box>
      <text:section text:style-name="Sect1" text:name="Bereich5" text:protected="true">
       <text:section-source text:section-name="MasterLabel"/>
       <table:table table:name="Tabelle6" table:style-name="Tabelle6">
        <table:table-column table:style-name="Tabelle6.A"/>
        <table:table-column table:style-name="Tabelle6.B"/>
        <table:table-column table:style-name="Tabelle6.C"/>
        <table:table-row table:style-name="Tabelle6.1">
         <table:table-cell table:style-name="Tabelle6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6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41" text:anchor-type="paragraph" svg:x="-1.476cm" svg:y="-0.187cm" svg:width="1.092cm" svg:height="0.353cm" draw:z-index="65">
            <draw:text-box>
             <text:p text:style-name="P7">Artikel:</text:p>
            </draw:text-box>
           </draw:frame>Preis </text:p>
          <text:p text:style-name="P3"><draw:ellipse text:anchor-type="paragraph" draw:z-index="30" draw:style-name="gr1" draw:text-style-name="P23" svg:width="1.814cm" svg:height="0.96cm" svg:x="-3.367cm" svg:y="-0.101cm">
            <text:p/>
           </draw:ellipse><draw:frame draw:style-name="fr2" draw:name="Rahmen42" text:anchor-type="paragraph" svg:x="-2.462cm" svg:y="-1.132cm" svg:width="1.014cm" svg:height="0.372cm" draw:z-index="66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43" text:anchor-type="paragraph" svg:x="-3.367cm" svg:y="-0.512cm" svg:width="0.714cm" svg:height="0.358cm" draw:z-index="67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6.2">
         <table:table-cell table:style-name="Tabelle6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6.3">
         <table:table-cell table:style-name="Tabelle6.A2" office:value-type="string">
          <text:p text:style-name="P9"/>
         </table:table-cell>
         <table:table-cell table:style-name="Tabelle6.A2" office:value-type="string">
          <text:p text:style-name="P9"/>
         </table:table-cell>
         <table:covered-table-cell/>
        </table:table-row>
        <table:table-row table:style-name="Tabelle6.4">
         <table:table-cell table:style-name="Tabelle6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6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/text:p>
      <text:p text:style-name="Standard"><draw:frame draw:style-name="fr1" draw:name="Rahmen7" text:anchor-type="as-char" svg:width="6.35cm" svg:height="2.96cm" draw:z-index="6">
     <draw:text-box>
      <text:section text:style-name="Sect1" text:name="Bereich6" text:protected="true">
       <text:section-source text:section-name="MasterLabel"/>
       <table:table table:name="Tabelle7" table:style-name="Tabelle7">
        <table:table-column table:style-name="Tabelle7.A"/>
        <table:table-column table:style-name="Tabelle7.B"/>
        <table:table-column table:style-name="Tabelle7.C"/>
        <table:table-row table:style-name="Tabelle7.1">
         <table:table-cell table:style-name="Tabelle7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7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44" text:anchor-type="paragraph" svg:x="-1.476cm" svg:y="-0.187cm" svg:width="1.092cm" svg:height="0.353cm" draw:z-index="68">
            <draw:text-box>
             <text:p text:style-name="P7">Artikel:</text:p>
            </draw:text-box>
           </draw:frame>Preis </text:p>
          <text:p text:style-name="P3"><draw:ellipse text:anchor-type="paragraph" draw:z-index="31" draw:style-name="gr1" draw:text-style-name="P23" svg:width="1.814cm" svg:height="0.96cm" svg:x="-3.367cm" svg:y="-0.101cm">
            <text:p/>
           </draw:ellipse><draw:frame draw:style-name="fr2" draw:name="Rahmen45" text:anchor-type="paragraph" svg:x="-2.462cm" svg:y="-1.132cm" svg:width="1.014cm" svg:height="0.372cm" draw:z-index="69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46" text:anchor-type="paragraph" svg:x="-3.367cm" svg:y="-0.512cm" svg:width="0.714cm" svg:height="0.358cm" draw:z-index="70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7.2">
         <table:table-cell table:style-name="Tabelle7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7.3">
         <table:table-cell table:style-name="Tabelle7.A2" office:value-type="string">
          <text:p text:style-name="P9"/>
         </table:table-cell>
         <table:table-cell table:style-name="Tabelle7.A2" office:value-type="string">
          <text:p text:style-name="P9"/>
         </table:table-cell>
         <table:covered-table-cell/>
        </table:table-row>
        <table:table-row table:style-name="Tabelle7.4">
         <table:table-cell table:style-name="Tabelle7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7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draw:frame draw:style-name="fr1" draw:name="Rahmen8" text:anchor-type="as-char" svg:width="6.35cm" svg:height="2.96cm" draw:z-index="7">
     <draw:text-box>
      <text:section text:style-name="Sect1" text:name="Bereich7" text:protected="true">
       <text:section-source text:section-name="MasterLabel"/>
       <table:table table:name="Tabelle8" table:style-name="Tabelle8">
        <table:table-column table:style-name="Tabelle8.A"/>
        <table:table-column table:style-name="Tabelle8.B"/>
        <table:table-column table:style-name="Tabelle8.C"/>
        <table:table-row table:style-name="Tabelle8.1">
         <table:table-cell table:style-name="Tabelle8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8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47" text:anchor-type="paragraph" svg:x="-1.476cm" svg:y="-0.187cm" svg:width="1.092cm" svg:height="0.353cm" draw:z-index="71">
            <draw:text-box>
             <text:p text:style-name="P7">Artikel:</text:p>
            </draw:text-box>
           </draw:frame>Preis </text:p>
          <text:p text:style-name="P3"><draw:ellipse text:anchor-type="paragraph" draw:z-index="32" draw:style-name="gr1" draw:text-style-name="P23" svg:width="1.814cm" svg:height="0.96cm" svg:x="-3.367cm" svg:y="-0.101cm">
            <text:p/>
           </draw:ellipse><draw:frame draw:style-name="fr2" draw:name="Rahmen48" text:anchor-type="paragraph" svg:x="-2.462cm" svg:y="-1.132cm" svg:width="1.014cm" svg:height="0.372cm" draw:z-index="72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49" text:anchor-type="paragraph" svg:x="-3.367cm" svg:y="-0.512cm" svg:width="0.714cm" svg:height="0.358cm" draw:z-index="73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8.2">
         <table:table-cell table:style-name="Tabelle8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8.3">
         <table:table-cell table:style-name="Tabelle8.A2" office:value-type="string">
          <text:p text:style-name="P9"/>
         </table:table-cell>
         <table:table-cell table:style-name="Tabelle8.A2" office:value-type="string">
          <text:p text:style-name="P9"/>
         </table:table-cell>
         <table:covered-table-cell/>
        </table:table-row>
        <table:table-row table:style-name="Tabelle8.4">
         <table:table-cell table:style-name="Tabelle8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8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draw:frame draw:style-name="fr1" draw:name="Rahmen9" text:anchor-type="as-char" svg:width="6.35cm" svg:height="2.96cm" draw:z-index="8">
     <draw:text-box>
      <text:section text:style-name="Sect1" text:name="Bereich8" text:protected="true">
       <text:section-source text:section-name="MasterLabel"/>
       <table:table table:name="Tabelle9" table:style-name="Tabelle9">
        <table:table-column table:style-name="Tabelle9.A"/>
        <table:table-column table:style-name="Tabelle9.B"/>
        <table:table-column table:style-name="Tabelle9.C"/>
        <table:table-row table:style-name="Tabelle9.1">
         <table:table-cell table:style-name="Tabelle9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9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50" text:anchor-type="paragraph" svg:x="-1.476cm" svg:y="-0.187cm" svg:width="1.092cm" svg:height="0.353cm" draw:z-index="74">
            <draw:text-box>
             <text:p text:style-name="P7">Artikel:</text:p>
            </draw:text-box>
           </draw:frame>Preis </text:p>
          <text:p text:style-name="P3"><draw:ellipse text:anchor-type="paragraph" draw:z-index="33" draw:style-name="gr1" draw:text-style-name="P23" svg:width="1.814cm" svg:height="0.96cm" svg:x="-3.367cm" svg:y="-0.101cm">
            <text:p/>
           </draw:ellipse><draw:frame draw:style-name="fr2" draw:name="Rahmen51" text:anchor-type="paragraph" svg:x="-2.462cm" svg:y="-1.132cm" svg:width="1.014cm" svg:height="0.372cm" draw:z-index="75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52" text:anchor-type="paragraph" svg:x="-3.367cm" svg:y="-0.512cm" svg:width="0.714cm" svg:height="0.358cm" draw:z-index="76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9.2">
         <table:table-cell table:style-name="Tabelle9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9.3">
         <table:table-cell table:style-name="Tabelle9.A2" office:value-type="string">
          <text:p text:style-name="P9"/>
         </table:table-cell>
         <table:table-cell table:style-name="Tabelle9.A2" office:value-type="string">
          <text:p text:style-name="P9"/>
         </table:table-cell>
         <table:covered-table-cell/>
        </table:table-row>
        <table:table-row table:style-name="Tabelle9.4">
         <table:table-cell table:style-name="Tabelle9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9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/text:p>
      <text:p text:style-name="Standard"><draw:frame draw:style-name="fr1" draw:name="Rahmen10" text:anchor-type="as-char" svg:width="6.35cm" svg:height="2.96cm" draw:z-index="9">
     <draw:text-box>
      <text:section text:style-name="Sect1" text:name="Bereich9" text:protected="true">
       <text:section-source text:section-name="MasterLabel"/>
       <table:table table:name="Tabelle10" table:style-name="Tabelle10">
        <table:table-column table:style-name="Tabelle10.A"/>
        <table:table-column table:style-name="Tabelle10.B"/>
        <table:table-column table:style-name="Tabelle10.C"/>
        <table:table-row table:style-name="Tabelle10.1">
         <table:table-cell table:style-name="Tabelle10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10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53" text:anchor-type="paragraph" svg:x="-1.476cm" svg:y="-0.187cm" svg:width="1.092cm" svg:height="0.353cm" draw:z-index="77">
            <draw:text-box>
             <text:p text:style-name="P7">Artikel:</text:p>
            </draw:text-box>
           </draw:frame>Preis </text:p>
          <text:p text:style-name="P3"><draw:ellipse text:anchor-type="paragraph" draw:z-index="34" draw:style-name="gr1" draw:text-style-name="P23" svg:width="1.814cm" svg:height="0.96cm" svg:x="-3.367cm" svg:y="-0.101cm">
            <text:p/>
           </draw:ellipse><draw:frame draw:style-name="fr2" draw:name="Rahmen54" text:anchor-type="paragraph" svg:x="-2.462cm" svg:y="-1.132cm" svg:width="1.014cm" svg:height="0.372cm" draw:z-index="78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55" text:anchor-type="paragraph" svg:x="-3.367cm" svg:y="-0.512cm" svg:width="0.714cm" svg:height="0.358cm" draw:z-index="79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10.2">
         <table:table-cell table:style-name="Tabelle10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10.3">
         <table:table-cell table:style-name="Tabelle10.A2" office:value-type="string">
          <text:p text:style-name="P9"/>
         </table:table-cell>
         <table:table-cell table:style-name="Tabelle10.A2" office:value-type="string">
          <text:p text:style-name="P9"/>
         </table:table-cell>
         <table:covered-table-cell/>
        </table:table-row>
        <table:table-row table:style-name="Tabelle10.4">
         <table:table-cell table:style-name="Tabelle10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10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draw:frame draw:style-name="fr1" draw:name="Rahmen11" text:anchor-type="as-char" svg:width="6.35cm" svg:height="2.96cm" draw:z-index="10">
     <draw:text-box>
      <text:section text:style-name="Sect1" text:name="Bereich10" text:protected="true">
       <text:section-source text:section-name="MasterLabel"/>
       <table:table table:name="Tabelle11" table:style-name="Tabelle11">
        <table:table-column table:style-name="Tabelle11.A"/>
        <table:table-column table:style-name="Tabelle11.B"/>
        <table:table-column table:style-name="Tabelle11.C"/>
        <table:table-row table:style-name="Tabelle11.1">
         <table:table-cell table:style-name="Tabelle11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11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56" text:anchor-type="paragraph" svg:x="-1.476cm" svg:y="-0.187cm" svg:width="1.092cm" svg:height="0.353cm" draw:z-index="80">
            <draw:text-box>
             <text:p text:style-name="P7">Artikel:</text:p>
            </draw:text-box>
           </draw:frame>Preis </text:p>
          <text:p text:style-name="P3"><draw:ellipse text:anchor-type="paragraph" draw:z-index="35" draw:style-name="gr1" draw:text-style-name="P23" svg:width="1.814cm" svg:height="0.96cm" svg:x="-3.367cm" svg:y="-0.101cm">
            <text:p/>
           </draw:ellipse><draw:frame draw:style-name="fr2" draw:name="Rahmen57" text:anchor-type="paragraph" svg:x="-2.462cm" svg:y="-1.132cm" svg:width="1.014cm" svg:height="0.372cm" draw:z-index="81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58" text:anchor-type="paragraph" svg:x="-3.367cm" svg:y="-0.512cm" svg:width="0.714cm" svg:height="0.358cm" draw:z-index="82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11.2">
         <table:table-cell table:style-name="Tabelle11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11.3">
         <table:table-cell table:style-name="Tabelle11.A2" office:value-type="string">
          <text:p text:style-name="P9"/>
         </table:table-cell>
         <table:table-cell table:style-name="Tabelle11.A2" office:value-type="string">
          <text:p text:style-name="P9"/>
         </table:table-cell>
         <table:covered-table-cell/>
        </table:table-row>
        <table:table-row table:style-name="Tabelle11.4">
         <table:table-cell table:style-name="Tabelle11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11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draw:frame draw:style-name="fr1" draw:name="Rahmen12" text:anchor-type="as-char" svg:width="6.35cm" svg:height="2.96cm" draw:z-index="11">
     <draw:text-box>
      <text:section text:style-name="Sect1" text:name="Bereich11" text:protected="true">
       <text:section-source text:section-name="MasterLabel"/>
       <table:table table:name="Tabelle12" table:style-name="Tabelle12">
        <table:table-column table:style-name="Tabelle12.A"/>
        <table:table-column table:style-name="Tabelle12.B"/>
        <table:table-column table:style-name="Tabelle12.C"/>
        <table:table-row table:style-name="Tabelle12.1">
         <table:table-cell table:style-name="Tabelle12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12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59" text:anchor-type="paragraph" svg:x="-1.476cm" svg:y="-0.187cm" svg:width="1.092cm" svg:height="0.353cm" draw:z-index="83">
            <draw:text-box>
             <text:p text:style-name="P7">Artikel:</text:p>
            </draw:text-box>
           </draw:frame>Preis </text:p>
          <text:p text:style-name="P3"><draw:ellipse text:anchor-type="paragraph" draw:z-index="36" draw:style-name="gr1" draw:text-style-name="P23" svg:width="1.814cm" svg:height="0.96cm" svg:x="-3.367cm" svg:y="-0.101cm">
            <text:p/>
           </draw:ellipse><draw:frame draw:style-name="fr2" draw:name="Rahmen60" text:anchor-type="paragraph" svg:x="-2.462cm" svg:y="-1.132cm" svg:width="1.014cm" svg:height="0.372cm" draw:z-index="84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61" text:anchor-type="paragraph" svg:x="-3.367cm" svg:y="-0.512cm" svg:width="0.714cm" svg:height="0.358cm" draw:z-index="85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12.2">
         <table:table-cell table:style-name="Tabelle12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12.3">
         <table:table-cell table:style-name="Tabelle12.A2" office:value-type="string">
          <text:p text:style-name="P9"/>
         </table:table-cell>
         <table:table-cell table:style-name="Tabelle12.A2" office:value-type="string">
          <text:p text:style-name="P9"/>
         </table:table-cell>
         <table:covered-table-cell/>
        </table:table-row>
        <table:table-row table:style-name="Tabelle12.4">
         <table:table-cell table:style-name="Tabelle12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12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/text:p>
      <text:p text:style-name="Standard"><draw:frame draw:style-name="fr1" draw:name="Rahmen13" text:anchor-type="as-char" svg:width="6.35cm" svg:height="2.96cm" draw:z-index="12">
     <draw:text-box>
      <text:section text:style-name="Sect1" text:name="Bereich12" text:protected="true">
       <text:section-source text:section-name="MasterLabel"/>
       <table:table table:name="Tabelle13" table:style-name="Tabelle13">
        <table:table-column table:style-name="Tabelle13.A"/>
        <table:table-column table:style-name="Tabelle13.B"/>
        <table:table-column table:style-name="Tabelle13.C"/>
        <table:table-row table:style-name="Tabelle13.1">
         <table:table-cell table:style-name="Tabelle13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13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62" text:anchor-type="paragraph" svg:x="-1.476cm" svg:y="-0.187cm" svg:width="1.092cm" svg:height="0.353cm" draw:z-index="86">
            <draw:text-box>
             <text:p text:style-name="P7">Artikel:</text:p>
            </draw:text-box>
           </draw:frame>Preis </text:p>
          <text:p text:style-name="P3"><draw:ellipse text:anchor-type="paragraph" draw:z-index="37" draw:style-name="gr1" draw:text-style-name="P23" svg:width="1.814cm" svg:height="0.96cm" svg:x="-3.367cm" svg:y="-0.101cm">
            <text:p/>
           </draw:ellipse><draw:frame draw:style-name="fr2" draw:name="Rahmen63" text:anchor-type="paragraph" svg:x="-2.462cm" svg:y="-1.132cm" svg:width="1.014cm" svg:height="0.372cm" draw:z-index="87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64" text:anchor-type="paragraph" svg:x="-3.367cm" svg:y="-0.512cm" svg:width="0.714cm" svg:height="0.358cm" draw:z-index="88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13.2">
         <table:table-cell table:style-name="Tabelle13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13.3">
         <table:table-cell table:style-name="Tabelle13.A2" office:value-type="string">
          <text:p text:style-name="P9"/>
         </table:table-cell>
         <table:table-cell table:style-name="Tabelle13.A2" office:value-type="string">
          <text:p text:style-name="P9"/>
         </table:table-cell>
         <table:covered-table-cell/>
        </table:table-row>
        <table:table-row table:style-name="Tabelle13.4">
         <table:table-cell table:style-name="Tabelle13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13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draw:frame draw:style-name="fr1" draw:name="Rahmen14" text:anchor-type="as-char" svg:width="6.35cm" svg:height="2.96cm" draw:z-index="13">
     <draw:text-box>
      <text:section text:style-name="Sect1" text:name="Bereich13" text:protected="true">
       <text:section-source text:section-name="MasterLabel"/>
       <table:table table:name="Tabelle14" table:style-name="Tabelle14">
        <table:table-column table:style-name="Tabelle14.A"/>
        <table:table-column table:style-name="Tabelle14.B"/>
        <table:table-column table:style-name="Tabelle14.C"/>
        <table:table-row table:style-name="Tabelle14.1">
         <table:table-cell table:style-name="Tabelle14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14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65" text:anchor-type="paragraph" svg:x="-1.476cm" svg:y="-0.187cm" svg:width="1.092cm" svg:height="0.353cm" draw:z-index="89">
            <draw:text-box>
             <text:p text:style-name="P7">Artikel:</text:p>
            </draw:text-box>
           </draw:frame>Preis </text:p>
          <text:p text:style-name="P3"><draw:ellipse text:anchor-type="paragraph" draw:z-index="38" draw:style-name="gr1" draw:text-style-name="P23" svg:width="1.814cm" svg:height="0.96cm" svg:x="-3.367cm" svg:y="-0.101cm">
            <text:p/>
           </draw:ellipse><draw:frame draw:style-name="fr2" draw:name="Rahmen66" text:anchor-type="paragraph" svg:x="-2.462cm" svg:y="-1.132cm" svg:width="1.014cm" svg:height="0.372cm" draw:z-index="90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67" text:anchor-type="paragraph" svg:x="-3.367cm" svg:y="-0.512cm" svg:width="0.714cm" svg:height="0.358cm" draw:z-index="91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14.2">
         <table:table-cell table:style-name="Tabelle14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14.3">
         <table:table-cell table:style-name="Tabelle14.A2" office:value-type="string">
          <text:p text:style-name="P9"/>
         </table:table-cell>
         <table:table-cell table:style-name="Tabelle14.A2" office:value-type="string">
          <text:p text:style-name="P9"/>
         </table:table-cell>
         <table:covered-table-cell/>
        </table:table-row>
        <table:table-row table:style-name="Tabelle14.4">
         <table:table-cell table:style-name="Tabelle14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14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draw:frame draw:style-name="fr1" draw:name="Rahmen15" text:anchor-type="as-char" svg:width="6.35cm" svg:height="2.96cm" draw:z-index="14">
     <draw:text-box>
      <text:section text:style-name="Sect1" text:name="Bereich14" text:protected="true">
       <text:section-source text:section-name="MasterLabel"/>
       <table:table table:name="Tabelle15" table:style-name="Tabelle15">
        <table:table-column table:style-name="Tabelle15.A"/>
        <table:table-column table:style-name="Tabelle15.B"/>
        <table:table-column table:style-name="Tabelle15.C"/>
        <table:table-row table:style-name="Tabelle15.1">
         <table:table-cell table:style-name="Tabelle15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15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68" text:anchor-type="paragraph" svg:x="-1.476cm" svg:y="-0.187cm" svg:width="1.092cm" svg:height="0.353cm" draw:z-index="92">
            <draw:text-box>
             <text:p text:style-name="P7">Artikel:</text:p>
            </draw:text-box>
           </draw:frame>Preis </text:p>
          <text:p text:style-name="P3"><draw:ellipse text:anchor-type="paragraph" draw:z-index="39" draw:style-name="gr1" draw:text-style-name="P23" svg:width="1.814cm" svg:height="0.96cm" svg:x="-3.367cm" svg:y="-0.101cm">
            <text:p/>
           </draw:ellipse><draw:frame draw:style-name="fr2" draw:name="Rahmen69" text:anchor-type="paragraph" svg:x="-2.462cm" svg:y="-1.132cm" svg:width="1.014cm" svg:height="0.372cm" draw:z-index="93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70" text:anchor-type="paragraph" svg:x="-3.367cm" svg:y="-0.512cm" svg:width="0.714cm" svg:height="0.358cm" draw:z-index="94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15.2">
         <table:table-cell table:style-name="Tabelle15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15.3">
         <table:table-cell table:style-name="Tabelle15.A2" office:value-type="string">
          <text:p text:style-name="P9"/>
         </table:table-cell>
         <table:table-cell table:style-name="Tabelle15.A2" office:value-type="string">
          <text:p text:style-name="P9"/>
         </table:table-cell>
         <table:covered-table-cell/>
        </table:table-row>
        <table:table-row table:style-name="Tabelle15.4">
         <table:table-cell table:style-name="Tabelle15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15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/text:p>
      <text:p text:style-name="Standard"><draw:frame draw:style-name="fr1" draw:name="Rahmen16" text:anchor-type="as-char" svg:width="6.35cm" svg:height="2.96cm" draw:z-index="15">
     <draw:text-box>
      <text:section text:style-name="Sect1" text:name="Bereich15" text:protected="true">
       <text:section-source text:section-name="MasterLabel"/>
       <table:table table:name="Tabelle16" table:style-name="Tabelle16">
        <table:table-column table:style-name="Tabelle16.A"/>
        <table:table-column table:style-name="Tabelle16.B"/>
        <table:table-column table:style-name="Tabelle16.C"/>
        <table:table-row table:style-name="Tabelle16.1">
         <table:table-cell table:style-name="Tabelle16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16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71" text:anchor-type="paragraph" svg:x="-1.476cm" svg:y="-0.187cm" svg:width="1.092cm" svg:height="0.353cm" draw:z-index="95">
            <draw:text-box>
             <text:p text:style-name="P7">Artikel:</text:p>
            </draw:text-box>
           </draw:frame>Preis </text:p>
          <text:p text:style-name="P3"><draw:ellipse text:anchor-type="paragraph" draw:z-index="40" draw:style-name="gr1" draw:text-style-name="P23" svg:width="1.814cm" svg:height="0.96cm" svg:x="-3.367cm" svg:y="-0.101cm">
            <text:p/>
           </draw:ellipse><draw:frame draw:style-name="fr2" draw:name="Rahmen72" text:anchor-type="paragraph" svg:x="-2.462cm" svg:y="-1.132cm" svg:width="1.014cm" svg:height="0.372cm" draw:z-index="96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73" text:anchor-type="paragraph" svg:x="-3.367cm" svg:y="-0.512cm" svg:width="0.714cm" svg:height="0.358cm" draw:z-index="97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16.2">
         <table:table-cell table:style-name="Tabelle16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16.3">
         <table:table-cell table:style-name="Tabelle16.A2" office:value-type="string">
          <text:p text:style-name="P9"/>
         </table:table-cell>
         <table:table-cell table:style-name="Tabelle16.A2" office:value-type="string">
          <text:p text:style-name="P9"/>
         </table:table-cell>
         <table:covered-table-cell/>
        </table:table-row>
        <table:table-row table:style-name="Tabelle16.4">
         <table:table-cell table:style-name="Tabelle16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16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draw:frame draw:style-name="fr1" draw:name="Rahmen17" text:anchor-type="as-char" svg:width="6.35cm" svg:height="2.96cm" draw:z-index="16">
     <draw:text-box>
      <text:section text:style-name="Sect1" text:name="Bereich16" text:protected="true">
       <text:section-source text:section-name="MasterLabel"/>
       <table:table table:name="Tabelle17" table:style-name="Tabelle17">
        <table:table-column table:style-name="Tabelle17.A"/>
        <table:table-column table:style-name="Tabelle17.B"/>
        <table:table-column table:style-name="Tabelle17.C"/>
        <table:table-row table:style-name="Tabelle17.1">
         <table:table-cell table:style-name="Tabelle17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17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74" text:anchor-type="paragraph" svg:x="-1.476cm" svg:y="-0.187cm" svg:width="1.092cm" svg:height="0.353cm" draw:z-index="98">
            <draw:text-box>
             <text:p text:style-name="P7">Artikel:</text:p>
            </draw:text-box>
           </draw:frame>Preis </text:p>
          <text:p text:style-name="P3"><draw:ellipse text:anchor-type="paragraph" draw:z-index="41" draw:style-name="gr1" draw:text-style-name="P23" svg:width="1.814cm" svg:height="0.96cm" svg:x="-3.367cm" svg:y="-0.101cm">
            <text:p/>
           </draw:ellipse><draw:frame draw:style-name="fr2" draw:name="Rahmen75" text:anchor-type="paragraph" svg:x="-2.462cm" svg:y="-1.132cm" svg:width="1.014cm" svg:height="0.372cm" draw:z-index="99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76" text:anchor-type="paragraph" svg:x="-3.367cm" svg:y="-0.512cm" svg:width="0.714cm" svg:height="0.358cm" draw:z-index="100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17.2">
         <table:table-cell table:style-name="Tabelle17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17.3">
         <table:table-cell table:style-name="Tabelle17.A2" office:value-type="string">
          <text:p text:style-name="P9"/>
         </table:table-cell>
         <table:table-cell table:style-name="Tabelle17.A2" office:value-type="string">
          <text:p text:style-name="P9"/>
         </table:table-cell>
         <table:covered-table-cell/>
        </table:table-row>
        <table:table-row table:style-name="Tabelle17.4">
         <table:table-cell table:style-name="Tabelle17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17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draw:frame draw:style-name="fr1" draw:name="Rahmen18" text:anchor-type="as-char" svg:width="6.35cm" svg:height="2.96cm" draw:z-index="17">
     <draw:text-box>
      <text:section text:style-name="Sect1" text:name="Bereich17" text:protected="true">
       <text:section-source text:section-name="MasterLabel"/>
       <table:table table:name="Tabelle18" table:style-name="Tabelle18">
        <table:table-column table:style-name="Tabelle18.A"/>
        <table:table-column table:style-name="Tabelle18.B"/>
        <table:table-column table:style-name="Tabelle18.C"/>
        <table:table-row table:style-name="Tabelle18.1">
         <table:table-cell table:style-name="Tabelle18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18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77" text:anchor-type="paragraph" svg:x="-1.476cm" svg:y="-0.187cm" svg:width="1.092cm" svg:height="0.353cm" draw:z-index="101">
            <draw:text-box>
             <text:p text:style-name="P7">Artikel:</text:p>
            </draw:text-box>
           </draw:frame>Preis </text:p>
          <text:p text:style-name="P3"><draw:ellipse text:anchor-type="paragraph" draw:z-index="42" draw:style-name="gr1" draw:text-style-name="P23" svg:width="1.814cm" svg:height="0.96cm" svg:x="-3.367cm" svg:y="-0.101cm">
            <text:p/>
           </draw:ellipse><draw:frame draw:style-name="fr2" draw:name="Rahmen78" text:anchor-type="paragraph" svg:x="-2.462cm" svg:y="-1.132cm" svg:width="1.014cm" svg:height="0.372cm" draw:z-index="102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79" text:anchor-type="paragraph" svg:x="-3.367cm" svg:y="-0.512cm" svg:width="0.714cm" svg:height="0.358cm" draw:z-index="103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18.2">
         <table:table-cell table:style-name="Tabelle18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18.3">
         <table:table-cell table:style-name="Tabelle18.A2" office:value-type="string">
          <text:p text:style-name="P9"/>
         </table:table-cell>
         <table:table-cell table:style-name="Tabelle18.A2" office:value-type="string">
          <text:p text:style-name="P9"/>
         </table:table-cell>
         <table:covered-table-cell/>
        </table:table-row>
        <table:table-row table:style-name="Tabelle18.4">
         <table:table-cell table:style-name="Tabelle18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18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/text:p>
      <text:p text:style-name="Standard"><draw:frame draw:style-name="fr1" draw:name="Rahmen19" text:anchor-type="as-char" svg:width="6.35cm" svg:height="2.96cm" draw:z-index="18">
     <draw:text-box>
      <text:section text:style-name="Sect1" text:name="Bereich18" text:protected="true">
       <text:section-source text:section-name="MasterLabel"/>
       <table:table table:name="Tabelle19" table:style-name="Tabelle19">
        <table:table-column table:style-name="Tabelle19.A"/>
        <table:table-column table:style-name="Tabelle19.B"/>
        <table:table-column table:style-name="Tabelle19.C"/>
        <table:table-row table:style-name="Tabelle19.1">
         <table:table-cell table:style-name="Tabelle19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19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80" text:anchor-type="paragraph" svg:x="-1.476cm" svg:y="-0.187cm" svg:width="1.092cm" svg:height="0.353cm" draw:z-index="104">
            <draw:text-box>
             <text:p text:style-name="P7">Artikel:</text:p>
            </draw:text-box>
           </draw:frame>Preis </text:p>
          <text:p text:style-name="P3"><draw:ellipse text:anchor-type="paragraph" draw:z-index="43" draw:style-name="gr1" draw:text-style-name="P23" svg:width="1.814cm" svg:height="0.96cm" svg:x="-3.367cm" svg:y="-0.101cm">
            <text:p/>
           </draw:ellipse><draw:frame draw:style-name="fr2" draw:name="Rahmen81" text:anchor-type="paragraph" svg:x="-2.462cm" svg:y="-1.132cm" svg:width="1.014cm" svg:height="0.372cm" draw:z-index="105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82" text:anchor-type="paragraph" svg:x="-3.367cm" svg:y="-0.512cm" svg:width="0.714cm" svg:height="0.358cm" draw:z-index="106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19.2">
         <table:table-cell table:style-name="Tabelle19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19.3">
         <table:table-cell table:style-name="Tabelle19.A2" office:value-type="string">
          <text:p text:style-name="P9"/>
         </table:table-cell>
         <table:table-cell table:style-name="Tabelle19.A2" office:value-type="string">
          <text:p text:style-name="P9"/>
         </table:table-cell>
         <table:covered-table-cell/>
        </table:table-row>
        <table:table-row table:style-name="Tabelle19.4">
         <table:table-cell table:style-name="Tabelle19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19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draw:frame draw:style-name="fr1" draw:name="Rahmen20" text:anchor-type="as-char" svg:width="6.35cm" svg:height="2.96cm" draw:z-index="19">
     <draw:text-box>
      <text:section text:style-name="Sect1" text:name="Bereich19" text:protected="true">
       <text:section-source text:section-name="MasterLabel"/>
       <table:table table:name="Tabelle20" table:style-name="Tabelle20">
        <table:table-column table:style-name="Tabelle20.A"/>
        <table:table-column table:style-name="Tabelle20.B"/>
        <table:table-column table:style-name="Tabelle20.C"/>
        <table:table-row table:style-name="Tabelle20.1">
         <table:table-cell table:style-name="Tabelle20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20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83" text:anchor-type="paragraph" svg:x="-1.476cm" svg:y="-0.187cm" svg:width="1.092cm" svg:height="0.353cm" draw:z-index="107">
            <draw:text-box>
             <text:p text:style-name="P7">Artikel:</text:p>
            </draw:text-box>
           </draw:frame>Preis </text:p>
          <text:p text:style-name="P3"><draw:ellipse text:anchor-type="paragraph" draw:z-index="44" draw:style-name="gr1" draw:text-style-name="P23" svg:width="1.814cm" svg:height="0.96cm" svg:x="-3.367cm" svg:y="-0.101cm">
            <text:p/>
           </draw:ellipse><draw:frame draw:style-name="fr2" draw:name="Rahmen84" text:anchor-type="paragraph" svg:x="-2.462cm" svg:y="-1.132cm" svg:width="1.014cm" svg:height="0.372cm" draw:z-index="108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85" text:anchor-type="paragraph" svg:x="-3.367cm" svg:y="-0.512cm" svg:width="0.714cm" svg:height="0.358cm" draw:z-index="109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20.2">
         <table:table-cell table:style-name="Tabelle20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20.3">
         <table:table-cell table:style-name="Tabelle20.A2" office:value-type="string">
          <text:p text:style-name="P9"/>
         </table:table-cell>
         <table:table-cell table:style-name="Tabelle20.A2" office:value-type="string">
          <text:p text:style-name="P9"/>
         </table:table-cell>
         <table:covered-table-cell/>
        </table:table-row>
        <table:table-row table:style-name="Tabelle20.4">
         <table:table-cell table:style-name="Tabelle20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20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draw:frame draw:style-name="fr1" draw:name="Rahmen21" text:anchor-type="as-char" svg:width="6.35cm" svg:height="2.96cm" draw:z-index="20">
     <draw:text-box>
      <text:section text:style-name="Sect1" text:name="Bereich20" text:protected="true">
       <text:section-source text:section-name="MasterLabel"/>
       <table:table table:name="Tabelle21" table:style-name="Tabelle21">
        <table:table-column table:style-name="Tabelle21.A"/>
        <table:table-column table:style-name="Tabelle21.B"/>
        <table:table-column table:style-name="Tabelle21.C"/>
        <table:table-row table:style-name="Tabelle21.1">
         <table:table-cell table:style-name="Tabelle21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21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86" text:anchor-type="paragraph" svg:x="-1.476cm" svg:y="-0.187cm" svg:width="1.092cm" svg:height="0.353cm" draw:z-index="110">
            <draw:text-box>
             <text:p text:style-name="P7">Artikel:</text:p>
            </draw:text-box>
           </draw:frame>Preis </text:p>
          <text:p text:style-name="P3"><draw:ellipse text:anchor-type="paragraph" draw:z-index="45" draw:style-name="gr1" draw:text-style-name="P23" svg:width="1.814cm" svg:height="0.96cm" svg:x="-3.367cm" svg:y="-0.101cm">
            <text:p/>
           </draw:ellipse><draw:frame draw:style-name="fr2" draw:name="Rahmen87" text:anchor-type="paragraph" svg:x="-2.462cm" svg:y="-1.132cm" svg:width="1.014cm" svg:height="0.372cm" draw:z-index="111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88" text:anchor-type="paragraph" svg:x="-3.367cm" svg:y="-0.512cm" svg:width="0.714cm" svg:height="0.358cm" draw:z-index="112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21.2">
         <table:table-cell table:style-name="Tabelle21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21.3">
         <table:table-cell table:style-name="Tabelle21.A2" office:value-type="string">
          <text:p text:style-name="P9"/>
         </table:table-cell>
         <table:table-cell table:style-name="Tabelle21.A2" office:value-type="string">
          <text:p text:style-name="P9"/>
         </table:table-cell>
         <table:covered-table-cell/>
        </table:table-row>
        <table:table-row table:style-name="Tabelle21.4">
         <table:table-cell table:style-name="Tabelle21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21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/text:p>
      <text:p text:style-name="Standard"><draw:frame draw:style-name="fr1" draw:name="Rahmen22" text:anchor-type="as-char" svg:width="6.35cm" svg:height="2.96cm" draw:z-index="21">
     <draw:text-box>
      <text:section text:style-name="Sect1" text:name="Bereich21" text:protected="true">
       <text:section-source text:section-name="MasterLabel"/>
       <table:table table:name="Tabelle22" table:style-name="Tabelle22">
        <table:table-column table:style-name="Tabelle22.A"/>
        <table:table-column table:style-name="Tabelle22.B"/>
        <table:table-column table:style-name="Tabelle22.C"/>
        <table:table-row table:style-name="Tabelle22.1">
         <table:table-cell table:style-name="Tabelle22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22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89" text:anchor-type="paragraph" svg:x="-1.476cm" svg:y="-0.187cm" svg:width="1.092cm" svg:height="0.353cm" draw:z-index="113">
            <draw:text-box>
             <text:p text:style-name="P7">Artikel:</text:p>
            </draw:text-box>
           </draw:frame>Preis </text:p>
          <text:p text:style-name="P3"><draw:ellipse text:anchor-type="paragraph" draw:z-index="46" draw:style-name="gr1" draw:text-style-name="P23" svg:width="1.814cm" svg:height="0.96cm" svg:x="-3.367cm" svg:y="-0.101cm">
            <text:p/>
           </draw:ellipse><draw:frame draw:style-name="fr2" draw:name="Rahmen90" text:anchor-type="paragraph" svg:x="-2.462cm" svg:y="-1.132cm" svg:width="1.014cm" svg:height="0.372cm" draw:z-index="114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91" text:anchor-type="paragraph" svg:x="-3.367cm" svg:y="-0.512cm" svg:width="0.714cm" svg:height="0.358cm" draw:z-index="115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22.2">
         <table:table-cell table:style-name="Tabelle22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22.3">
         <table:table-cell table:style-name="Tabelle22.A2" office:value-type="string">
          <text:p text:style-name="P9"/>
         </table:table-cell>
         <table:table-cell table:style-name="Tabelle22.A2" office:value-type="string">
          <text:p text:style-name="P9"/>
         </table:table-cell>
         <table:covered-table-cell/>
        </table:table-row>
        <table:table-row table:style-name="Tabelle22.4">
         <table:table-cell table:style-name="Tabelle22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22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draw:frame draw:style-name="fr1" draw:name="Rahmen23" text:anchor-type="as-char" svg:width="6.35cm" svg:height="2.96cm" draw:z-index="22">
     <draw:text-box>
      <text:section text:style-name="Sect1" text:name="Bereich22" text:protected="true">
       <text:section-source text:section-name="MasterLabel"/>
       <table:table table:name="Tabelle23" table:style-name="Tabelle23">
        <table:table-column table:style-name="Tabelle23.A"/>
        <table:table-column table:style-name="Tabelle23.B"/>
        <table:table-column table:style-name="Tabelle23.C"/>
        <table:table-row table:style-name="Tabelle23.1">
         <table:table-cell table:style-name="Tabelle23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23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92" text:anchor-type="paragraph" svg:x="-1.476cm" svg:y="-0.187cm" svg:width="1.092cm" svg:height="0.353cm" draw:z-index="116">
            <draw:text-box>
             <text:p text:style-name="P7">Artikel:</text:p>
            </draw:text-box>
           </draw:frame>Preis </text:p>
          <text:p text:style-name="P3"><draw:ellipse text:anchor-type="paragraph" draw:z-index="47" draw:style-name="gr1" draw:text-style-name="P23" svg:width="1.814cm" svg:height="0.96cm" svg:x="-3.367cm" svg:y="-0.101cm">
            <text:p/>
           </draw:ellipse><draw:frame draw:style-name="fr2" draw:name="Rahmen93" text:anchor-type="paragraph" svg:x="-2.462cm" svg:y="-1.132cm" svg:width="1.014cm" svg:height="0.372cm" draw:z-index="117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94" text:anchor-type="paragraph" svg:x="-3.367cm" svg:y="-0.512cm" svg:width="0.714cm" svg:height="0.358cm" draw:z-index="118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23.2">
         <table:table-cell table:style-name="Tabelle23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23.3">
         <table:table-cell table:style-name="Tabelle23.A2" office:value-type="string">
          <text:p text:style-name="P9"/>
         </table:table-cell>
         <table:table-cell table:style-name="Tabelle23.A2" office:value-type="string">
          <text:p text:style-name="P9"/>
         </table:table-cell>
         <table:covered-table-cell/>
        </table:table-row>
        <table:table-row table:style-name="Tabelle23.4">
         <table:table-cell table:style-name="Tabelle23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23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draw:frame draw:style-name="fr1" draw:name="Rahmen24" text:anchor-type="as-char" svg:width="6.35cm" svg:height="2.96cm" draw:z-index="23">
     <draw:text-box>
      <text:section text:style-name="Sect1" text:name="Bereich23" text:protected="true">
       <text:section-source text:section-name="MasterLabel"/>
       <table:table table:name="Tabelle24" table:style-name="Tabelle24">
        <table:table-column table:style-name="Tabelle24.A"/>
        <table:table-column table:style-name="Tabelle24.B"/>
        <table:table-column table:style-name="Tabelle24.C"/>
        <table:table-row table:style-name="Tabelle24.1">
         <table:table-cell table:style-name="Tabelle24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24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95" text:anchor-type="paragraph" svg:x="-1.476cm" svg:y="-0.187cm" svg:width="1.092cm" svg:height="0.353cm" draw:z-index="119">
            <draw:text-box>
             <text:p text:style-name="P7">Artikel:</text:p>
            </draw:text-box>
           </draw:frame>Preis </text:p>
          <text:p text:style-name="P3"><draw:ellipse text:anchor-type="paragraph" draw:z-index="48" draw:style-name="gr1" draw:text-style-name="P23" svg:width="1.814cm" svg:height="0.96cm" svg:x="-3.367cm" svg:y="-0.101cm">
            <text:p/>
           </draw:ellipse><draw:frame draw:style-name="fr2" draw:name="Rahmen96" text:anchor-type="paragraph" svg:x="-2.462cm" svg:y="-1.132cm" svg:width="1.014cm" svg:height="0.372cm" draw:z-index="120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97" text:anchor-type="paragraph" svg:x="-3.367cm" svg:y="-0.512cm" svg:width="0.714cm" svg:height="0.358cm" draw:z-index="121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24.2">
         <table:table-cell table:style-name="Tabelle24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24.3">
         <table:table-cell table:style-name="Tabelle24.A2" office:value-type="string">
          <text:p text:style-name="P9"/>
         </table:table-cell>
         <table:table-cell table:style-name="Tabelle24.A2" office:value-type="string">
          <text:p text:style-name="P9"/>
         </table:table-cell>
         <table:covered-table-cell/>
        </table:table-row>
        <table:table-row table:style-name="Tabelle24.4">
         <table:table-cell table:style-name="Tabelle24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24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draw:frame draw:style-name="fr1" draw:name="Rahmen25" text:anchor-type="as-char" svg:width="6.35cm" svg:height="2.96cm" draw:z-index="25">
     <draw:text-box>
      <text:section text:style-name="Sect1" text:name="Bereich24" text:protected="true">
       <text:section-source text:section-name="MasterLabel"/>
       <table:table table:name="Tabelle25" table:style-name="Tabelle25">
        <table:table-column table:style-name="Tabelle25.A"/>
        <table:table-column table:style-name="Tabelle25.B"/>
        <table:table-column table:style-name="Tabelle25.C"/>
        <table:table-row table:style-name="Tabelle25.1">
         <table:table-cell table:style-name="Tabelle25.A1" table:number-columns-spanned="2" office:value-type="string">
          <text:p text:style-name="P11">*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*</text:p>
         </table:table-cell>
         <table:covered-table-cell/>
         <table:table-cell table:style-name="Tabelle25.C1" table:number-rows-spanned="4" office:value-type="string">
          <text:p text:style-name="P2"/>
          <text:p text:style-name="P1">Größe</text:p>
          <text:p text:style-name="P4"><text:s text:c="16"/></text:p>
          <text:p text:style-name="P1"/>
          <text:p text:style-name="P1"><draw:frame draw:style-name="fr2" draw:name="Rahmen98" text:anchor-type="paragraph" svg:x="-1.476cm" svg:y="-0.187cm" svg:width="1.092cm" svg:height="0.353cm" draw:z-index="122">
            <draw:text-box>
             <text:p text:style-name="P7">Artikel:</text:p>
            </draw:text-box>
           </draw:frame>Preis </text:p>
          <text:p text:style-name="P3"><draw:ellipse text:anchor-type="paragraph" draw:z-index="49" draw:style-name="gr1" draw:text-style-name="P23" svg:width="1.814cm" svg:height="0.96cm" svg:x="-3.367cm" svg:y="-0.101cm">
            <text:p/>
           </draw:ellipse><draw:frame draw:style-name="fr2" draw:name="Rahmen99" text:anchor-type="paragraph" svg:x="-2.462cm" svg:y="-1.132cm" svg:width="1.014cm" svg:height="0.372cm" draw:z-index="123">
            <draw:text-box>
             <text:p text:style-name="P8"><text:database-display text:table-name="Tabelle1" text:table-type="table" text:column-name="Barcode1:" text:database-name="2_Artikelnummernerstellung">&lt;Barcode1:&gt;</text:database-display><text:database-display text:table-name="Tabelle1" text:table-type="table" text:column-name="Barcode2:" text:database-name="2_Artikelnummernerstellung">&lt;Barcode2:&gt;</text:database-display><text:database-display text:table-name="Tabelle1" text:table-type="table" text:column-name="Barcode3:" text:database-name="2_Artikelnummernerstellung">&lt;Barcode3:&gt;</text:database-display></text:p>
            </draw:text-box>
           </draw:frame><draw:frame draw:style-name="fr3" draw:name="Rahmen100" text:anchor-type="paragraph" svg:x="-3.367cm" svg:y="-0.512cm" svg:width="0.714cm" svg:height="0.358cm" draw:z-index="124">
            <draw:text-box>
             <text:p text:style-name="P7">Liste:</text:p>
            </draw:text-box>
           </draw:frame><text:span text:style-name="T1">€ </text:span><text:span text:style-name="T2"><text:s text:c="14"/></text:span></text:p>
         </table:table-cell>
        </table:table-row>
        <table:table-row table:style-name="Tabelle25.2">
         <table:table-cell table:style-name="Tabelle25.A2" table:number-columns-spanned="2" office:value-type="string">
          <text:p text:style-name="P10"/>
         </table:table-cell>
         <table:covered-table-cell/>
         <table:covered-table-cell/>
        </table:table-row>
        <table:table-row table:style-name="Tabelle25.3">
         <table:table-cell table:style-name="Tabelle25.A2" office:value-type="string">
          <text:p text:style-name="P9"/>
         </table:table-cell>
         <table:table-cell table:style-name="Tabelle25.A2" office:value-type="string">
          <text:p text:style-name="P9"/>
         </table:table-cell>
         <table:covered-table-cell/>
        </table:table-row>
        <table:table-row table:style-name="Tabelle25.4">
         <table:table-cell table:style-name="Tabelle25.A4" office:value-type="string">
          <text:p text:style-name="P6"><text:database-display text:table-name="Tabelle1" text:table-type="table" text:column-name="Liste-Nr." text:database-name="2_Artikelnummernerstellung">&lt;Liste-Nr.&gt;</text:database-display></text:p>
         </table:table-cell>
         <table:table-cell table:style-name="Tabelle25.A4" office:value-type="string">
          <text:p text:style-name="P5"><text:database-display text:table-name="Tabelle1" text:table-type="table" text:column-name="01" text:database-name="2_Artikelnummernerstellung">&lt;01&gt;</text:database-display><text:database-next text:table-name="Tabelle1" text:table-type="table" text:condition="ooow:TRUE" text:database-name="2_Artikelnummernerstellung"/></text:p>
         </table:table-cell>
         <table:covered-table-cell/>
        </table:table-row>
       </table:table>
       <text:p text:style-name="Standard"/>
      </text:section>
     </draw:text-box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de 3 de 9" svg:font-family="'Code 3 de 9'" style:font-pitch="variable" style:font-charset="x-symbol"/>
    <style:font-face style:name="Mangal1" svg:font-family="Manga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abels" style:family="graphic" style:auto-update="true">
      <style:graphic-properties svg:width="6.35cm" svg:height="2.96cm" text:anchor-type="as-char" svg:y="0cm" fo:margin-left="0cm" fo:margin-right="0.289cm" fo:margin-top="0cm" fo:margin-bottom="0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rint-orientation="portrait" fo:margin-top="1.401cm" fo:margin-bottom="1.499cm" fo:margin-left="0.85cm" fo:margin-right="0.01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 H</meta:initial-creator>
    <meta:creation-date>2015-10-05T10:40:19.08</meta:creation-date>
    <dc:date>2016-02-21T21:46:45.94</dc:date>
    <dc:creator>E H</dc:creator>
    <meta:editing-duration>PT21H38M29S</meta:editing-duration>
    <meta:editing-cycles>53</meta:editing-cycles>
    <meta:generator>OpenOffice/4.1.1$Win32 OpenOffice.org_project/411m6$Build-9775</meta:generator>
    <meta:printed-by>E H</meta:printed-by>
    <meta:print-date>2015-10-05T13:09:28.06</meta:print-date>
    <meta:document-statistic meta:table-count="25" meta:image-count="0" meta:object-count="0" meta:page-count="1" meta:paragraph-count="258" meta:word-count="225" meta:character-count="3550"/>
  </office:meta>
</office:document-meta>
</file>